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Mono" svg:font-family="FreeMono" style:font-family-generic="modern" style:font-pitch="fixed"/>
    <style:font-face style:name="FreeSans" svg:font-family="FreeSans" style:font-family-generic="swiss" style:font-pitch="variable"/>
    <style:font-face style:name="FreeSans1" svg:font-family="FreeSans" style:font-adornments="Itálico" style:font-family-generic="swiss" style:font-pitch="variable"/>
    <style:font-face style:name="FreeSans2" svg:font-family="FreeSans" style:font-adornments="Negrito" style:font-family-generic="swiss" style:font-pitch="variable"/>
    <style:font-face style:name="FreeSans3" svg:font-family="FreeSans" style:font-adornments="Negrito Itálico" style:font-family-generic="swiss" style:font-pitch="variable"/>
    <style:font-face style:name="FreeSans4" svg:font-family="FreeSans" style:font-adornments="Normal" style:font-family-generic="swiss" style:font-pitch="variable"/>
    <style:font-face style:name="Freemono" svg:font-family="Freemono" style:font-family-generic="modern" style:font-pitch="fixed"/>
    <style:font-face style:name="Freemono1" svg:font-family="Freemono" style:font-family-generic="moder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Mangal" svg:font-family="Mangal"/>
    <style:font-face style:name="Mangal1" svg:font-family="Mangal" style:font-family-generic="swiss" style:font-pitch="variable"/>
    <style:font-face style:name="Mangal2"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modern" style:font-pitch="variable"/>
    <style:font-face style:name="OpenSymbol" svg:font-family="OpenSymbol" style:font-charset="x-symbol"/>
    <style:font-face style:name="SimSun" svg:font-family="SimSun" style:font-family-generic="modern" style:font-pitch="variable"/>
    <style:font-face style:name="SimSun1" svg:font-family="SimSun" style:font-family-generic="system" style:font-pitch="variable"/>
  </office:font-face-decls>
  <office:automatic-styles>
    <style:style style:name="P1" style:family="paragraph" style:parent-style-name="Preformatted_20_Text">
      <style:text-properties style:font-name="FreeSans" fo:font-size="12pt" fo:language="pt" fo:country="BR" fo:font-weight="normal" officeooo:rsid="000022a9" officeooo:paragraph-rsid="000022a9" style:font-size-asian="10.5pt" style:font-weight-asian="normal" style:font-size-complex="12pt" style:font-weight-complex="normal"/>
    </style:style>
    <style:style style:name="P2" style:family="paragraph" style:parent-style-name="Preformatted_20_Text">
      <style:text-properties style:font-name="FreeSans" fo:font-size="12pt" fo:language="pt" fo:country="BR" fo:font-weight="normal" officeooo:rsid="000022a9" officeooo:paragraph-rsid="0008a1e7" style:font-size-asian="10.5pt" style:font-weight-asian="normal" style:font-size-complex="12pt" style:font-weight-complex="normal"/>
    </style:style>
    <style:style style:name="P3" style:family="paragraph" style:parent-style-name="Text_20_body">
      <style:text-properties style:font-name="FreeSans" fo:font-size="12pt" fo:language="pt" fo:country="BR" fo:font-weight="normal" officeooo:rsid="000022a9" officeooo:paragraph-rsid="0006b112" style:font-size-asian="10.5pt" style:font-weight-asian="normal" style:font-size-complex="12pt" style:font-weight-complex="normal"/>
    </style:style>
    <style:style style:name="P4" style:family="paragraph" style:parent-style-name="Preformatted_20_Text">
      <style:text-properties style:font-name="FreeSans" fo:font-size="12pt" fo:language="pt" fo:country="BR" fo:font-weight="normal" officeooo:rsid="0001e416" officeooo:paragraph-rsid="0001e416" style:font-size-asian="10.5pt" style:font-weight-asian="normal" style:font-size-complex="12pt" style:font-weight-complex="normal"/>
    </style:style>
    <style:style style:name="P5" style:family="paragraph" style:parent-style-name="Preformatted_20_Text">
      <style:text-properties style:font-name="FreeSans" fo:font-size="12pt" fo:language="pt" fo:country="BR" fo:font-weight="normal" officeooo:rsid="0008a1e7" officeooo:paragraph-rsid="0008a1e7" style:font-size-asian="10.5pt" style:font-weight-asian="normal" style:font-size-complex="12pt" style:font-weight-complex="normal"/>
    </style:style>
    <style:style style:name="P6" style:family="paragraph" style:parent-style-name="Preformatted_20_Text">
      <style:text-properties style:font-name="FreeSans" fo:font-size="12pt" fo:language="pt" fo:country="BR" fo:font-weight="normal" officeooo:rsid="0008a1e7" officeooo:paragraph-rsid="000902ad" style:font-size-asian="10.5pt" style:font-weight-asian="normal" style:font-size-complex="12pt" style:font-weight-complex="normal"/>
    </style:style>
    <style:style style:name="P7" style:family="paragraph" style:parent-style-name="Preformatted_20_Text">
      <style:text-properties style:font-name="FreeSans" fo:font-size="12pt" fo:language="pt" fo:country="BR" fo:font-weight="normal" officeooo:rsid="0004bb5e" officeooo:paragraph-rsid="0008a1e7" style:font-size-asian="10.5pt" style:font-weight-asian="normal" style:font-size-complex="12pt" style:font-weight-complex="normal"/>
    </style:style>
    <style:style style:name="P8" style:family="paragraph" style:parent-style-name="Preformatted_20_Text">
      <style:text-properties style:font-name="FreeSans" fo:font-size="12pt" fo:language="pt" fo:country="BR" fo:font-style="normal" fo:font-weight="normal" officeooo:rsid="0008a1e7" officeooo:paragraph-rsid="0008a1e7" style:font-size-asian="10.5pt" style:font-style-asian="normal" style:font-weight-asian="normal" style:font-size-complex="12pt" style:font-style-complex="normal" style:font-weight-complex="normal"/>
    </style:style>
    <style:style style:name="P9" style:family="paragraph" style:parent-style-name="Preformatted_20_Text">
      <style:text-properties style:font-name="FreeSans" fo:font-size="12pt" fo:language="pt" fo:country="BR" fo:font-style="normal" fo:font-weight="normal" officeooo:rsid="0008a1e7" officeooo:paragraph-rsid="000902ad" style:font-size-asian="10.5pt" style:font-style-asian="normal" style:font-weight-asian="normal" style:font-size-complex="12pt" style:font-style-complex="normal" style:font-weight-complex="normal"/>
    </style:style>
    <style:style style:name="P10" style:family="paragraph" style:parent-style-name="Preformatted_20_Text">
      <style:text-properties style:font-name="FreeSans" fo:font-size="12pt" fo:language="pt" fo:country="BR" fo:font-style="normal" fo:font-weight="normal" officeooo:rsid="0008a1e7" officeooo:paragraph-rsid="000ad992" style:font-size-asian="10.5pt" style:font-style-asian="normal" style:font-weight-asian="normal" style:font-size-complex="12pt" style:font-style-complex="normal" style:font-weight-complex="normal"/>
    </style:style>
    <style:style style:name="P11" style:family="paragraph" style:parent-style-name="Preformatted_20_Text">
      <style:text-properties style:font-name="FreeSans" fo:font-size="12pt" fo:language="pt" fo:country="BR" fo:font-style="normal" fo:font-weight="normal" officeooo:rsid="0008a1e7" officeooo:paragraph-rsid="000c0644" style:font-size-asian="10.5pt" style:font-style-asian="normal" style:font-weight-asian="normal" style:font-size-complex="12pt" style:font-style-complex="normal" style:font-weight-complex="normal"/>
    </style:style>
    <style:style style:name="P12" style:family="paragraph" style:parent-style-name="Preformatted_20_Text">
      <style:text-properties style:font-name="FreeSans" fo:font-size="12pt" fo:language="pt" fo:country="BR" fo:font-style="normal" fo:font-weight="normal" officeooo:rsid="000902ad" officeooo:paragraph-rsid="000902ad" style:font-size-asian="10.5pt" style:font-style-asian="normal" style:font-weight-asian="normal" style:font-size-complex="12pt" style:font-style-complex="normal" style:font-weight-complex="normal"/>
    </style:style>
    <style:style style:name="P13" style:family="paragraph" style:parent-style-name="Preformatted_20_Text">
      <style:paragraph-properties fo:margin-left="0cm" fo:margin-right="0cm" fo:text-indent="0cm" style:auto-text-indent="false"/>
      <style:text-properties style:font-name="FreeSans" fo:font-size="12pt" fo:language="pt" fo:country="BR" fo:font-style="normal" fo:font-weight="normal" officeooo:rsid="000902ad" officeooo:paragraph-rsid="000902ad" style:font-size-asian="10.5pt" style:font-style-asian="normal" style:font-weight-asian="normal" style:font-size-complex="12pt" style:font-style-complex="normal" style:font-weight-complex="normal"/>
    </style:style>
    <style:style style:name="P14" style:family="paragraph" style:parent-style-name="Preformatted_20_Text">
      <style:text-properties style:font-name="FreeSans" fo:font-size="12pt" fo:language="pt" fo:country="BR" fo:font-style="normal" fo:font-weight="normal" officeooo:rsid="000ad992" officeooo:paragraph-rsid="000ad992" style:font-size-asian="10.5pt" style:font-style-asian="normal" style:font-weight-asian="normal" style:font-size-complex="12pt" style:font-style-complex="normal" style:font-weight-complex="normal"/>
    </style:style>
    <style:style style:name="P15" style:family="paragraph" style:parent-style-name="Preformatted_20_Text">
      <style:text-properties style:font-name="FreeSans" fo:font-size="12pt" fo:language="pt" fo:country="BR" fo:font-style="normal" fo:font-weight="normal" officeooo:rsid="000ad992" officeooo:paragraph-rsid="000c0644" style:font-size-asian="10.5pt" style:font-style-asian="normal" style:font-weight-asian="normal" style:font-size-complex="12pt" style:font-style-complex="normal" style:font-weight-complex="normal"/>
    </style:style>
    <style:style style:name="P16" style:family="paragraph" style:parent-style-name="Preformatted_20_Text">
      <style:text-properties style:font-name="FreeSans" fo:font-size="12pt" fo:language="pt" fo:country="BR" fo:font-style="normal" fo:font-weight="normal" officeooo:rsid="000a3b58" officeooo:paragraph-rsid="000902ad" style:font-name-asian="NSimSun" style:font-size-asian="10.5pt" style:font-style-asian="normal" style:font-weight-asian="normal" style:font-name-complex="Liberation Mono" style:font-size-complex="12pt" style:font-style-complex="normal" style:font-weight-complex="normal"/>
    </style:style>
    <style:style style:name="P17" style:family="paragraph" style:parent-style-name="Text_20_body">
      <style:paragraph-properties fo:text-align="center" style:justify-single-word="false"/>
      <style:text-properties style:font-name="FreeSans" fo:font-size="12pt" fo:language="pt" fo:country="BR" fo:font-style="normal" fo:font-weight="bold" officeooo:rsid="000b2fb9" officeooo:paragraph-rsid="000b2fb9" style:font-name-asian="NSimSun" style:font-size-asian="10.5pt" style:font-style-asian="normal" style:font-weight-asian="bold" style:font-name-complex="Liberation Mono" style:font-size-complex="12pt" style:font-style-complex="normal" style:font-weight-complex="bold"/>
    </style:style>
    <style:style style:name="P18" style:family="paragraph" style:parent-style-name="Text_20_body">
      <style:paragraph-properties fo:text-align="center" style:justify-single-word="false"/>
      <style:text-properties style:font-name="FreeSans" fo:font-size="12pt" fo:language="pt" fo:country="BR" fo:font-style="normal" fo:font-weight="bold" officeooo:rsid="000b2fb9" officeooo:paragraph-rsid="000c0644" style:font-name-asian="NSimSun" style:font-size-asian="10.5pt" style:font-style-asian="normal" style:font-weight-asian="bold" style:font-name-complex="Liberation Mono" style:font-size-complex="12pt" style:font-style-complex="normal" style:font-weight-complex="bold"/>
    </style:style>
    <style:style style:name="P19" style:family="paragraph" style:parent-style-name="Preformatted_20_Text">
      <style:text-properties style:font-name="FreeSans" fo:font-size="12pt" fo:language="pt" fo:country="BR" fo:font-style="italic" style:text-underline-style="none" fo:font-weight="normal" officeooo:rsid="0008a1e7" officeooo:paragraph-rsid="0008a1e7" style:font-size-asian="10.5pt" style:font-style-asian="italic" style:font-weight-asian="normal" style:font-size-complex="12pt" style:font-style-complex="italic" style:font-weight-complex="normal"/>
    </style:style>
    <style:style style:name="P20" style:family="paragraph" style:parent-style-name="Preformatted_20_Text">
      <style:text-properties style:font-name="FreeSans" fo:font-size="12pt" fo:language="pt" fo:country="BR" fo:font-style="italic" style:text-underline-style="none" fo:font-weight="normal" officeooo:rsid="0008a1e7" officeooo:paragraph-rsid="000902ad" style:font-size-asian="10.5pt" style:font-style-asian="italic" style:font-weight-asian="normal" style:font-size-complex="12pt" style:font-style-complex="italic" style:font-weight-complex="normal"/>
    </style:style>
    <style:style style:name="P21" style:family="paragraph" style:parent-style-name="Preformatted_20_Text">
      <style:text-properties style:font-name="FreeSans" fo:font-size="12pt" fo:language="pt" fo:country="BR" fo:font-style="italic" fo:font-weight="normal" officeooo:rsid="0008a1e7" officeooo:paragraph-rsid="0008a1e7" style:font-size-asian="10.5pt" style:font-style-asian="italic" style:font-weight-asian="normal" style:font-size-complex="12pt" style:font-style-complex="italic" style:font-weight-complex="normal"/>
    </style:style>
    <style:style style:name="P22" style:family="paragraph" style:parent-style-name="Standard">
      <style:text-properties style:font-name="FreeSans"/>
    </style:style>
    <style:style style:name="P23" style:family="paragraph" style:parent-style-name="Standard">
      <style:paragraph-properties fo:break-before="page"/>
      <style:text-properties style:font-name="FreeSans"/>
    </style:style>
    <style:style style:name="P24" style:family="paragraph" style:parent-style-name="Text_20_body">
      <style:text-properties style:font-name="FreeSans" officeooo:rsid="0004bb5e" officeooo:paragraph-rsid="0004bb5e"/>
    </style:style>
    <style:style style:name="P25" style:family="paragraph" style:parent-style-name="Standard">
      <style:text-properties style:font-name="FreeSans" officeooo:rsid="000b2fb9" officeooo:paragraph-rsid="000c0644"/>
    </style:style>
    <style:style style:name="P26" style:family="paragraph" style:parent-style-name="Text_20_body">
      <style:text-properties style:font-name="FreeSans" officeooo:rsid="000b2fb9" officeooo:paragraph-rsid="000c0644"/>
    </style:style>
    <style:style style:name="P27" style:family="paragraph" style:parent-style-name="Text_20_body">
      <style:text-properties style:font-name="FreeSans" officeooo:rsid="000b2fb9" officeooo:paragraph-rsid="000b2fb9"/>
    </style:style>
    <style:style style:name="P28" style:family="paragraph" style:parent-style-name="Preformatted_20_Text">
      <style:text-properties officeooo:paragraph-rsid="0008a1e7"/>
    </style:style>
    <style:style style:name="P29" style:family="paragraph" style:parent-style-name="Text_20_body">
      <style:text-properties officeooo:paragraph-rsid="0008a1e7"/>
    </style:style>
    <style:style style:name="P30" style:family="paragraph" style:parent-style-name="Preformatted_20_Text">
      <style:text-properties officeooo:paragraph-rsid="000902ad"/>
    </style:style>
    <style:style style:name="P31" style:family="paragraph" style:parent-style-name="Text_20_body">
      <style:text-properties officeooo:paragraph-rsid="000902ad"/>
    </style:style>
    <style:style style:name="P32" style:family="paragraph" style:parent-style-name="Preformatted_20_Text">
      <style:text-properties officeooo:paragraph-rsid="00094175"/>
    </style:style>
    <style:style style:name="P33" style:family="paragraph" style:parent-style-name="Preformatted_20_Text">
      <style:text-properties officeooo:paragraph-rsid="000a3b58"/>
    </style:style>
    <style:style style:name="P34" style:family="paragraph" style:parent-style-name="Text_20_body">
      <style:text-properties officeooo:paragraph-rsid="000b2fb9"/>
    </style:style>
    <style:style style:name="P35" style:family="paragraph" style:parent-style-name="Preformatted_20_Text">
      <style:text-properties style:font-name="FreeMono" fo:font-size="12pt" fo:language="pt" fo:country="BR" fo:font-style="normal" fo:font-weight="normal" officeooo:rsid="000902ad" officeooo:paragraph-rsid="00094175" style:font-name-asian="NSimSun" style:font-size-asian="10.5pt" style:font-style-asian="normal" style:font-weight-asian="normal" style:font-name-complex="Liberation Mono" style:font-size-complex="12pt" style:font-style-complex="normal" style:font-weight-complex="normal"/>
    </style:style>
    <style:style style:name="P36" style:family="paragraph" style:parent-style-name="Preformatted_20_Text">
      <style:text-properties style:font-name="FreeMono" fo:font-size="12pt" fo:language="pt" fo:country="BR" fo:font-style="normal" fo:font-weight="normal" officeooo:rsid="00094175" officeooo:paragraph-rsid="00094175" style:font-name-asian="NSimSun" style:font-size-asian="10.5pt" style:font-style-asian="normal" style:font-weight-asian="normal" style:font-name-complex="Liberation Mono" style:font-size-complex="12pt" style:font-style-complex="normal" style:font-weight-complex="normal"/>
    </style:style>
    <style:style style:name="P37" style:family="paragraph" style:parent-style-name="Text_20_body">
      <style:text-properties officeooo:rsid="000b2fb9" officeooo:paragraph-rsid="000b2fb9"/>
    </style:style>
    <style:style style:name="P38" style:family="paragraph" style:parent-style-name="Text_20_body">
      <style:text-properties officeooo:rsid="000b2fb9" officeooo:paragraph-rsid="000c0644"/>
    </style:style>
    <style:style style:name="P39" style:family="paragraph" style:parent-style-name="Contents_20_1">
      <style:paragraph-properties>
        <style:tab-stops>
          <style:tab-stop style:position="17.59cm" style:type="right" style:leader-style="dotted" style:leader-text="."/>
        </style:tab-stops>
      </style:paragraph-properties>
    </style:style>
    <style:style style:name="P40" style:family="paragraph" style:parent-style-name="Contents_20_2">
      <style:paragraph-properties>
        <style:tab-stops>
          <style:tab-stop style:position="17.09cm" style:type="right" style:leader-style="dotted" style:leader-text="."/>
        </style:tab-stops>
      </style:paragraph-properties>
    </style:style>
    <style:style style:name="P41" style:family="paragraph" style:parent-style-name="Contents_20_3">
      <style:paragraph-properties>
        <style:tab-stops>
          <style:tab-stop style:position="16.589cm" style:type="right" style:leader-style="dotted" style:leader-text="."/>
        </style:tab-stops>
      </style:paragraph-properties>
    </style:style>
    <style:style style:name="P42" style:family="paragraph" style:parent-style-name="Contents_20_4">
      <style:paragraph-properties>
        <style:tab-stops>
          <style:tab-stop style:position="16.09cm" style:type="right" style:leader-style="dotted" style:leader-text="."/>
        </style:tab-stops>
      </style:paragraph-properties>
    </style:style>
    <style:style style:name="P43" style:family="paragraph" style:parent-style-name="Contents_20_5">
      <style:paragraph-properties>
        <style:tab-stops>
          <style:tab-stop style:position="15.589cm" style:type="right" style:leader-style="dotted" style:leader-text="."/>
        </style:tab-stops>
      </style:paragraph-properties>
    </style:style>
    <style:style style:name="P44" style:family="paragraph" style:parent-style-name="Contents_20_6">
      <style:paragraph-properties>
        <style:tab-stops>
          <style:tab-stop style:position="15.09cm" style:type="right" style:leader-style="dotted" style:leader-text="."/>
        </style:tab-stops>
      </style:paragraph-properties>
    </style:style>
    <style:style style:name="P45" style:family="paragraph" style:parent-style-name="Contents_20_7">
      <style:paragraph-properties>
        <style:tab-stops>
          <style:tab-stop style:position="14.589cm" style:type="right" style:leader-style="dotted" style:leader-text="."/>
        </style:tab-stops>
      </style:paragraph-properties>
    </style:style>
    <style:style style:name="P46" style:family="paragraph" style:parent-style-name="Text_20_body">
      <style:text-properties officeooo:paragraph-rsid="000c0644"/>
    </style:style>
    <style:style style:name="P47" style:family="paragraph" style:parent-style-name="Heading_20_1">
      <style:text-properties style:font-name="FreeSans" officeooo:rsid="0004bb5e" officeooo:paragraph-rsid="0004bb5e"/>
    </style:style>
    <style:style style:name="P48" style:family="paragraph" style:parent-style-name="Heading_20_2">
      <style:text-properties officeooo:rsid="0008a1e7" officeooo:paragraph-rsid="0008a1e7"/>
    </style:style>
    <style:style style:name="P49" style:family="paragraph" style:parent-style-name="Heading_20_2">
      <style:text-properties fo:color="#000000" loext:opacity="100%" style:font-name="FreeSans" officeooo:rsid="0001e416" officeooo:paragraph-rsid="0001e416"/>
    </style:style>
    <style:style style:name="P50" style:family="paragraph" style:parent-style-name="Heading_20_3">
      <style:text-properties style:font-name="FreeSans" officeooo:rsid="0008a1e7" officeooo:paragraph-rsid="0008a1e7"/>
    </style:style>
    <style:style style:name="P51" style:family="paragraph" style:parent-style-name="Heading_20_4">
      <style:text-properties style:font-name="FreeSans" officeooo:rsid="000902ad" officeooo:paragraph-rsid="000902ad"/>
    </style:style>
    <style:style style:name="P52" style:family="paragraph" style:parent-style-name="Heading_20_4">
      <style:text-properties style:font-name="FreeSans" fo:font-style="italic" officeooo:rsid="0008a1e7" officeooo:paragraph-rsid="000902ad" style:font-style-asian="italic" style:font-style-complex="italic"/>
    </style:style>
    <style:style style:name="P53" style:family="paragraph" style:parent-style-name="Heading_20_4">
      <style:text-properties style:font-name="FreeSans" fo:font-size="12pt" fo:language="pt" fo:country="BR" fo:font-weight="normal" officeooo:rsid="000022a9" officeooo:paragraph-rsid="0008a1e7" style:font-size-asian="10.5pt" style:font-weight-asian="normal" style:font-size-complex="12pt" style:font-weight-complex="normal"/>
    </style:style>
    <style:style style:name="P54" style:family="paragraph" style:parent-style-name="Heading_20_4">
      <style:text-properties officeooo:paragraph-rsid="000a3b58"/>
    </style:style>
    <style:style style:name="P55" style:family="paragraph" style:parent-style-name="Heading_20_4">
      <style:text-properties officeooo:paragraph-rsid="000902ad"/>
    </style:style>
    <style:style style:name="P56" style:family="paragraph" style:parent-style-name="Heading_20_4">
      <style:text-properties officeooo:rsid="0008a1e7" officeooo:paragraph-rsid="0008a1e7"/>
    </style:style>
    <style:style style:name="P57" style:family="paragraph" style:parent-style-name="Heading_20_5">
      <style:text-properties style:font-name="FreeSans" fo:font-size="12pt" fo:language="pt" fo:country="BR" fo:font-style="normal" fo:font-weight="bold" officeooo:rsid="000a3b58" officeooo:paragraph-rsid="000a3b58" style:font-size-asian="10.5pt" style:font-style-asian="normal" style:font-weight-asian="bold" style:font-size-complex="12pt" style:font-style-complex="normal" style:font-weight-complex="bold"/>
    </style:style>
    <style:style style:name="P58" style:family="paragraph" style:parent-style-name="Heading_20_5">
      <style:text-properties officeooo:rsid="0008a1e7" officeooo:paragraph-rsid="0008a1e7"/>
    </style:style>
    <style:style style:name="P59" style:family="paragraph" style:parent-style-name="Heading_20_6">
      <style:text-properties officeooo:paragraph-rsid="000b2fb9"/>
    </style:style>
    <style:style style:name="P60" style:family="paragraph" style:parent-style-name="Heading_20_6">
      <style:text-properties officeooo:rsid="000c0644" officeooo:paragraph-rsid="000c0644"/>
    </style:style>
    <style:style style:name="P61" style:family="paragraph" style:parent-style-name="Preformatted_20_Text" style:list-style-name="List_20_1">
      <style:text-properties style:font-name="FreeSans" fo:font-size="12pt" fo:language="pt" fo:country="BR" fo:font-weight="bold" officeooo:rsid="0008a1e7" officeooo:paragraph-rsid="0008a1e7" style:font-size-asian="10.5pt" style:font-weight-asian="bold" style:font-size-complex="12pt" style:font-weight-complex="bold"/>
    </style:style>
    <style:style style:name="P62" style:family="paragraph" style:parent-style-name="Preformatted_20_Text" style:list-style-name="L6">
      <style:text-properties style:font-name="FreeSans" fo:font-size="12pt" fo:language="pt" fo:country="BR" fo:font-style="italic" fo:font-weight="bold" officeooo:rsid="0008a1e7" officeooo:paragraph-rsid="0008a1e7" style:font-size-asian="10.5pt" style:font-style-asian="italic" style:font-weight-asian="bold" style:font-size-complex="12pt" style:font-style-complex="italic" style:font-weight-complex="bold"/>
    </style:style>
    <style:style style:name="P63" style:family="paragraph" style:parent-style-name="Preformatted_20_Text" style:list-style-name="L7">
      <style:text-properties style:font-name="FreeSans" fo:font-size="12pt" officeooo:rsid="0008a1e7" officeooo:paragraph-rsid="0008a1e7" style:font-size-asian="12pt" style:font-size-complex="12pt"/>
    </style:style>
    <style:style style:name="P64" style:family="paragraph" style:parent-style-name="Preformatted_20_Text" style:list-style-name="L8">
      <style:text-properties style:font-name="FreeSans" fo:font-size="12pt" officeooo:rsid="0008a1e7" officeooo:paragraph-rsid="0008a1e7" style:font-size-asian="12pt" style:font-size-complex="12pt"/>
    </style:style>
    <style:style style:name="P65" style:family="paragraph" style:parent-style-name="Standard">
      <style:text-properties style:font-name="FreeSans" officeooo:rsid="000b2fb9" officeooo:paragraph-rsid="000c0644"/>
    </style:style>
    <style:style style:name="P66" style:family="paragraph" style:parent-style-name="Standard">
      <style:text-properties style:font-name="FreeSans" fo:font-size="12pt" fo:language="pt" fo:country="BR" fo:font-style="normal" fo:font-weight="bold" officeooo:rsid="000ad992" officeooo:paragraph-rsid="000c0644" style:font-name-asian="NSimSun" style:font-size-asian="10.5pt" style:font-style-asian="normal" style:font-weight-asian="bold" style:font-name-complex="Liberation Mono" style:font-size-complex="12pt" style:font-style-complex="normal" style:font-weight-complex="bold"/>
    </style:style>
    <style:style style:name="P67" style:family="paragraph" style:parent-style-name="Standard">
      <style:text-properties style:font-name="FreeSans" officeooo:rsid="000ce42c" officeooo:paragraph-rsid="000ce42c"/>
    </style:style>
    <style:style style:name="P68" style:family="paragraph" style:parent-style-name="Text_20_body" style:list-style-name="L1">
      <style:text-properties style:font-name="FreeSans" fo:font-size="12pt" fo:language="pt" fo:country="BR" fo:font-style="normal" fo:font-weight="normal" officeooo:rsid="000ad992" officeooo:paragraph-rsid="000b2fb9" style:font-name-asian="NSimSun" style:font-size-asian="10.5pt" style:font-style-asian="normal" style:font-weight-asian="normal" style:font-name-complex="Liberation Mono" style:font-size-complex="12pt" style:font-style-complex="normal" style:font-weight-complex="normal"/>
    </style:style>
    <style:style style:name="P69" style:family="paragraph" style:parent-style-name="Text_20_body" style:list-style-name="L4">
      <style:text-properties style:font-name="FreeSans" fo:font-size="12pt" fo:language="pt" fo:country="BR" fo:font-style="normal" fo:font-weight="normal" officeooo:rsid="000ad992" officeooo:paragraph-rsid="000c0644" style:font-name-asian="NSimSun" style:font-size-asian="10.5pt" style:font-style-asian="normal" style:font-weight-asian="normal" style:font-name-complex="Liberation Mono" style:font-size-complex="12pt" style:font-style-complex="normal" style:font-weight-complex="normal"/>
    </style:style>
    <style:style style:name="P70" style:family="paragraph" style:parent-style-name="Text_20_body" style:list-style-name="L1">
      <style:text-properties style:font-name="FreeSans" fo:font-size="12pt" fo:language="pt" fo:country="BR" fo:font-style="normal" fo:font-weight="normal" officeooo:rsid="000b2fb9" officeooo:paragraph-rsid="000b2fb9" style:font-name-asian="NSimSun" style:font-size-asian="10.5pt" style:font-style-asian="normal" style:font-weight-asian="normal" style:font-name-complex="Liberation Mono" style:font-size-complex="12pt" style:font-style-complex="normal" style:font-weight-complex="normal"/>
    </style:style>
    <style:style style:name="P71" style:family="paragraph" style:parent-style-name="Text_20_body" style:list-style-name="L2">
      <style:paragraph-properties fo:line-height="0.499cm"/>
      <style:text-properties style:font-name="FreeSans" fo:font-size="12pt" fo:language="pt" fo:country="BR" fo:font-style="normal" fo:font-weight="normal" officeooo:rsid="000b2fb9" officeooo:paragraph-rsid="000b2fb9" style:font-name-asian="NSimSun" style:font-size-asian="10.5pt" style:font-style-asian="normal" style:font-weight-asian="normal" style:font-name-complex="Liberation Mono" style:font-size-complex="12pt" style:font-style-complex="normal" style:font-weight-complex="normal"/>
    </style:style>
    <style:style style:name="P72" style:family="paragraph" style:parent-style-name="Text_20_body" style:list-style-name="L2">
      <style:paragraph-properties fo:line-height="100%"/>
      <style:text-properties style:font-name="FreeSans" fo:font-size="12pt" fo:language="pt" fo:country="BR" fo:font-style="normal" fo:font-weight="normal" officeooo:rsid="000b2fb9" officeooo:paragraph-rsid="000b2fb9" style:font-name-asian="NSimSun" style:font-size-asian="10.5pt" style:font-style-asian="normal" style:font-weight-asian="normal" style:font-name-complex="Liberation Mono" style:font-size-complex="12pt" style:font-style-complex="normal" style:font-weight-complex="normal"/>
    </style:style>
    <style:style style:name="P73" style:family="paragraph" style:parent-style-name="Text_20_body" style:list-style-name="L4">
      <style:text-properties style:font-name="FreeSans" fo:font-size="12pt" fo:language="pt" fo:country="BR" fo:font-style="normal" fo:font-weight="normal" officeooo:rsid="000b2fb9" officeooo:paragraph-rsid="000c0644" style:font-name-asian="NSimSun" style:font-size-asian="10.5pt" style:font-style-asian="normal" style:font-weight-asian="normal" style:font-name-complex="Liberation Mono" style:font-size-complex="12pt" style:font-style-complex="normal" style:font-weight-complex="normal"/>
    </style:style>
    <style:style style:name="P74" style:family="paragraph" style:parent-style-name="Text_20_body" style:list-style-name="L1">
      <style:text-properties style:font-name="FreeSans" officeooo:rsid="000b2fb9" officeooo:paragraph-rsid="000b2fb9"/>
    </style:style>
    <style:style style:name="P75" style:family="paragraph" style:parent-style-name="Text_20_body" style:list-style-name="L3">
      <style:text-properties style:font-name="FreeSans" officeooo:rsid="000b2fb9" officeooo:paragraph-rsid="000b2fb9"/>
    </style:style>
    <style:style style:name="P76" style:family="paragraph" style:parent-style-name="Text_20_body" style:list-style-name="L3">
      <style:text-properties style:font-name="FreeSans" officeooo:rsid="000b2fb9" officeooo:paragraph-rsid="000c0644"/>
    </style:style>
    <style:style style:name="P77" style:family="paragraph" style:parent-style-name="Text_20_body">
      <style:text-properties style:font-name="FreeSans" officeooo:rsid="000b2fb9" officeooo:paragraph-rsid="000c0644"/>
    </style:style>
    <style:style style:name="P78" style:family="paragraph" style:parent-style-name="Text_20_body" style:list-style-name="L2">
      <style:text-properties style:font-name="FreeSans" officeooo:paragraph-rsid="000b2fb9"/>
    </style:style>
    <style:style style:name="P79" style:family="paragraph" style:parent-style-name="Text_20_body" style:list-style-name="L4">
      <style:text-properties style:font-name="FreeSans" officeooo:paragraph-rsid="000c0644"/>
    </style:style>
    <style:style style:name="P80" style:family="paragraph" style:parent-style-name="Text_20_body" style:list-style-name="L5">
      <style:text-properties style:font-name="FreeSans" officeooo:paragraph-rsid="000c0644"/>
    </style:style>
    <style:style style:name="P81" style:family="paragraph" style:parent-style-name="Text_20_body" style:list-style-name="L5">
      <style:text-properties style:font-name="FreeSans" officeooo:rsid="000c0644" officeooo:paragraph-rsid="000c0644"/>
    </style:style>
    <style:style style:name="P82" style:family="paragraph">
      <style:paragraph-properties fo:text-align="center"/>
    </style:style>
    <style:style style:name="P83" style:family="paragraph">
      <loext:graphic-properties draw:fill-color="#fff5ce"/>
      <style:paragraph-properties fo:text-align="center" style:writing-mode="lr-tb"/>
    </style:style>
    <style:style style:name="P84" style:family="paragraph">
      <loext:graphic-properties draw:fill="none" draw:fill-color="#ffffff"/>
    </style:style>
    <style:style style:name="P85" style:family="paragraph">
      <style:paragraph-properties style:writing-mode="lr-tb"/>
    </style:style>
    <style:style style:name="P86" style:family="paragraph">
      <loext:graphic-properties draw:fill="none" draw:fill-color="#ffffff"/>
      <style:text-properties style:font-name="FreeSans"/>
    </style:style>
    <style:style style:name="P87" style:family="paragraph">
      <style:paragraph-properties fo:text-align="start"/>
      <style:text-properties style:font-name="FreeSans"/>
    </style:style>
    <style:style style:name="P88" style:family="paragraph">
      <style:paragraph-properties fo:text-align="start" style:writing-mode="lr-tb"/>
      <style:text-properties style:font-name="FreeSans"/>
    </style:style>
    <style:style style:name="P89" style:family="paragraph">
      <loext:graphic-properties draw:fill-color="#fff5ce"/>
      <style:paragraph-properties style:writing-mode="lr-tb"/>
    </style:style>
    <style:style style:name="P90" style:family="paragraph">
      <style:paragraph-properties fo:text-align="center" style:writing-mode="lr-tb"/>
      <style:text-properties fo:color="#1c1c1c" loext:opacity="100%" style:font-name="Freemono" fo:font-size="14pt" fo:font-weight="bold" style:font-size-asian="14pt" style:font-weight-asian="bold" style:font-size-complex="14pt" style:font-weight-complex="bold"/>
    </style:style>
    <style:style style:name="P91" style:family="paragraph">
      <loext:graphic-properties draw:fill-color="#fff5ce"/>
      <style:paragraph-properties fo:text-align="center" style:writing-mode="lr-tb"/>
      <style:text-properties fo:color="#1c1c1c" loext:opacity="100%" loext:color-lum-mod="100%" loext:color-lum-off="0%" style:font-name="Freemono" fo:font-size="14pt" fo:font-weight="bold" style:font-size-asian="14pt" style:font-weight-asian="bold" style:font-size-complex="14pt" style:font-weight-complex="bold"/>
    </style:style>
    <style:style style:name="P92" style:family="paragraph">
      <style:paragraph-properties fo:text-align="center"/>
      <style:text-properties fo:font-size="12pt" fo:font-style="normal" fo:font-weight="normal" style:font-style-asian="normal" style:font-weight-asian="normal" style:font-style-complex="normal" style:font-weight-complex="normal"/>
    </style:style>
    <style:style style:name="P93" style:family="paragraph">
      <loext:graphic-properties draw:fill-color="#fff5ce"/>
      <style:paragraph-properties fo:text-align="center" style:writing-mode="lr-tb"/>
      <style:text-properties fo:font-size="12pt" fo:font-style="normal" fo:font-weight="normal" style:font-style-asian="normal" style:font-weight-asian="normal" style:font-style-complex="normal" style:font-weight-complex="normal"/>
    </style:style>
    <style:style style:name="P94" style:family="paragraph">
      <loext:graphic-properties draw:fill-color="#fff5ce"/>
      <style:paragraph-properties style:writing-mode="lr-tb"/>
      <style:text-properties fo:font-size="12pt" fo:font-style="normal" fo:font-weight="normal" style:font-style-asian="normal" style:font-weight-asian="normal" style:font-style-complex="normal" style:font-weight-complex="normal"/>
    </style:style>
    <style:style style:name="T1" style:family="text">
      <style:text-properties officeooo:rsid="0004bb5e"/>
    </style:style>
    <style:style style:name="T2" style:family="text">
      <style:text-properties style:font-name="FreeSans" fo:font-size="12pt" fo:language="pt" fo:country="BR" fo:font-weight="normal" officeooo:rsid="0008a1e7" style:font-size-asian="10.5pt" style:font-weight-asian="normal" style:font-size-complex="12pt" style:font-weight-complex="normal"/>
    </style:style>
    <style:style style:name="T3" style:family="text">
      <style:text-properties style:font-name="FreeSans" fo:font-size="12pt" fo:language="pt" fo:country="BR" fo:font-style="italic" fo:font-weight="normal" officeooo:rsid="0008a1e7" style:font-size-asian="10.5pt" style:font-style-asian="italic" style:font-weight-asian="normal" style:font-size-complex="12pt" style:font-style-complex="italic" style:font-weight-complex="normal"/>
    </style:style>
    <style:style style:name="T4" style:family="text">
      <style:text-properties style:font-name="FreeSans" fo:font-size="12pt" fo:language="pt" fo:country="BR" fo:font-style="normal" fo:font-weight="normal" officeooo:rsid="0008a1e7" style:font-size-asian="10.5pt" style:font-style-asian="normal" style:font-weight-asian="normal" style:font-size-complex="12pt" style:font-style-complex="normal" style:font-weight-complex="normal"/>
    </style:style>
    <style:style style:name="T5" style:family="text">
      <style:text-properties style:font-name="FreeSans" fo:font-size="12pt" fo:language="pt" fo:country="BR" fo:font-style="normal" fo:font-weight="bold" officeooo:rsid="000902ad" style:font-name-asian="NSimSun" style:font-size-asian="10.5pt" style:font-style-asian="normal" style:font-weight-asian="bold" style:font-name-complex="Liberation Mono" style:font-size-complex="12pt" style:font-style-complex="normal" style:font-weight-complex="bold"/>
    </style:style>
    <style:style style:name="T6" style:family="text">
      <style:text-properties style:font-name="FreeSans" fo:font-size="12pt" fo:language="pt" fo:country="BR" fo:font-style="normal" fo:font-weight="bold" officeooo:rsid="000ad992" style:font-name-asian="NSimSun" style:font-size-asian="10.5pt" style:font-style-asian="normal" style:font-weight-asian="bold" style:font-name-complex="Liberation Mono" style:font-size-complex="12pt" style:font-style-complex="normal" style:font-weight-complex="bold"/>
    </style:style>
    <style:style style:name="T7" style:family="text">
      <style:text-properties officeooo:rsid="0008a1e7"/>
    </style:style>
    <style:style style:name="T8" style:family="text">
      <style:text-properties fo:font-style="italic" style:font-style-asian="italic" style:font-style-complex="italic"/>
    </style:style>
    <style:style style:name="T9" style:family="text">
      <style:text-properties fo:font-style="italic" officeooo:rsid="0008a1e7" style:font-style-asian="italic" style:font-style-complex="italic"/>
    </style:style>
    <style:style style:name="T10" style:family="text">
      <style:text-properties fo:font-style="italic" style:text-underline-style="none" style:font-style-asian="italic" style:font-style-complex="italic"/>
    </style:style>
    <style:style style:name="T11" style:family="text">
      <style:text-properties fo:font-style="italic" style:font-name-asian="NSimSun" style:font-style-asian="italic" style:font-name-complex="Liberation Mono" style:font-style-complex="italic"/>
    </style:style>
    <style:style style:name="T12" style:family="text">
      <style:text-properties style:text-underline-style="none"/>
    </style:style>
    <style:style style:name="T13" style:family="text">
      <style:text-properties fo:font-style="normal" style:text-underline-style="none" style:font-style-asian="normal" style:font-style-complex="normal"/>
    </style:style>
    <style:style style:name="T14" style:family="text">
      <style:text-properties fo:font-weight="normal" style:font-weight-asian="normal" style:font-weight-complex="normal"/>
    </style:style>
    <style:style style:name="T15" style:family="text">
      <style:text-properties officeooo:rsid="000902ad"/>
    </style:style>
    <style:style style:name="T16" style:family="text">
      <style:text-properties style:font-name-asian="NSimSun" style:font-name-complex="Liberation Mono"/>
    </style:style>
    <style:style style:name="T17" style:family="text">
      <style:text-properties officeooo:rsid="000902ad" style:font-name-asian="NSimSun" style:font-name-complex="Liberation Mono"/>
    </style:style>
    <style:style style:name="T18" style:family="text">
      <style:text-properties officeooo:rsid="000a3b58" style:font-name-asian="NSimSun" style:font-name-complex="Liberation Mono"/>
    </style:style>
    <style:style style:name="T19" style:family="text">
      <style:text-properties style:font-name="FreeMono" fo:font-size="12pt" fo:language="pt" fo:country="BR" fo:font-style="normal" fo:font-weight="normal" officeooo:rsid="000902ad" style:font-name-asian="NSimSun" style:font-size-asian="10.5pt" style:font-style-asian="normal" style:font-weight-asian="normal" style:font-name-complex="Liberation Mono" style:font-size-complex="12pt" style:font-style-complex="normal" style:font-weight-complex="normal"/>
    </style:style>
    <style:style style:name="T20" style:family="text">
      <style:text-properties style:font-name="FreeMono" fo:font-size="12pt" fo:language="pt" fo:country="BR" fo:font-style="normal" fo:font-weight="normal" officeooo:rsid="00094175" style:font-name-asian="NSimSun" style:font-size-asian="10.5pt" style:font-style-asian="normal" style:font-weight-asian="normal" style:font-name-complex="Liberation Mono" style:font-size-complex="12pt" style:font-style-complex="normal" style:font-weight-complex="normal"/>
    </style:style>
    <style:style style:name="T21" style:family="text">
      <style:text-properties officeooo:rsid="000b2fb9"/>
    </style:style>
    <style:style style:name="T22" style:family="text">
      <style:text-properties fo:font-size="12pt" fo:language="pt" fo:country="BR" fo:font-style="normal" fo:font-weight="normal" style:font-name-asian="NSimSun" style:font-size-asian="10.5pt" style:font-style-asian="normal" style:font-weight-asian="normal" style:font-name-complex="Liberation Mono" style:font-size-complex="12pt" style:font-style-complex="normal" style:font-weight-complex="normal"/>
    </style:style>
    <style:style style:name="T23" style:family="text">
      <style:text-properties fo:font-size="12pt" fo:language="pt" fo:country="BR" fo:font-style="normal" fo:font-weight="normal" officeooo:rsid="000ad992" style:font-name-asian="NSimSun" style:font-size-asian="10.5pt" style:font-style-asian="normal" style:font-weight-asian="normal" style:font-name-complex="Liberation Mono" style:font-size-complex="12pt" style:font-style-complex="normal" style:font-weight-complex="normal"/>
    </style:style>
    <style:style style:name="T24" style:family="text">
      <style:text-properties fo:font-size="12pt" fo:language="pt" fo:country="BR" fo:font-style="normal" fo:font-weight="normal" officeooo:rsid="000b2fb9" style:font-name-asian="NSimSun" style:font-size-asian="10.5pt" style:font-style-asian="normal" style:font-weight-asian="normal" style:font-name-complex="Liberation Mono" style:font-size-complex="12pt" style:font-style-complex="normal" style:font-weight-complex="normal"/>
    </style:style>
    <style:style style:name="T25" style:family="text">
      <style:text-properties fo:font-size="12pt" fo:language="pt" fo:country="BR" fo:font-style="normal" fo:font-weight="normal" officeooo:rsid="000c0644" style:font-name-asian="NSimSun" style:font-size-asian="10.5pt" style:font-style-asian="normal" style:font-weight-asian="normal" style:font-name-complex="Liberation Mono" style:font-size-complex="12pt" style:font-style-complex="normal" style:font-weight-complex="normal"/>
    </style:style>
    <style:style style:name="T26" style:family="text">
      <style:text-properties fo:font-size="12pt" fo:language="pt" fo:country="BR" fo:font-style="normal" fo:font-weight="bold" style:font-name-asian="NSimSun" style:font-size-asian="10.5pt" style:font-style-asian="normal" style:font-weight-asian="bold" style:font-name-complex="Liberation Mono" style:font-size-complex="12pt" style:font-style-complex="normal" style:font-weight-complex="bold"/>
    </style:style>
    <style:style style:name="T27" style:family="text">
      <style:text-properties fo:font-size="12pt" fo:language="pt" fo:country="BR" fo:font-style="normal" fo:font-weight="bold" officeooo:rsid="000ad992" style:font-name-asian="NSimSun" style:font-size-asian="10.5pt" style:font-style-asian="normal" style:font-weight-asian="bold" style:font-name-complex="Liberation Mono" style:font-size-complex="12pt" style:font-style-complex="normal" style:font-weight-complex="bold"/>
    </style:style>
    <style:style style:name="T28" style:family="text">
      <style:text-properties fo:font-size="12pt" fo:language="pt" fo:country="BR" fo:font-style="normal" fo:font-weight="bold" officeooo:rsid="000c0644" style:font-name-asian="NSimSun" style:font-size-asian="10.5pt" style:font-style-asian="normal" style:font-weight-asian="bold" style:font-name-complex="Liberation Mono" style:font-size-complex="12pt" style:font-style-complex="normal" style:font-weight-complex="bold"/>
    </style:style>
    <style:style style:name="T29" style:family="text">
      <style:text-properties fo:font-size="12pt" fo:language="pt" fo:country="BR" fo:font-style="normal" fo:font-weight="bold" officeooo:rsid="000b2fb9" style:font-name-asian="NSimSun" style:font-size-asian="10.5pt" style:font-style-asian="normal" style:font-weight-asian="bold" style:font-name-complex="Liberation Mono" style:font-size-complex="12pt" style:font-style-complex="normal" style:font-weight-complex="bold"/>
    </style:style>
    <style:style style:name="T30" style:family="text">
      <style:text-properties fo:font-size="12pt" fo:language="pt" fo:country="BR" fo:font-style="italic" fo:font-weight="bold" officeooo:rsid="000ad992" style:font-name-asian="NSimSun" style:font-size-asian="10.5pt" style:font-style-asian="italic" style:font-weight-asian="bold" style:font-name-complex="Liberation Mono" style:font-size-complex="12pt" style:font-style-complex="italic" style:font-weight-complex="bold"/>
    </style:style>
    <style:style style:name="T31" style:family="text">
      <style:text-properties fo:font-size="12pt" fo:language="pt" fo:country="BR" fo:font-style="italic" fo:font-weight="bold" officeooo:rsid="000b2fb9" style:font-name-asian="NSimSun" style:font-size-asian="10.5pt" style:font-style-asian="italic" style:font-weight-asian="bold" style:font-name-complex="Liberation Mono" style:font-size-complex="12pt" style:font-style-complex="italic" style:font-weight-complex="bold"/>
    </style:style>
    <style:style style:name="T32" style:family="text">
      <style:text-properties fo:font-size="12pt" fo:language="pt" fo:country="BR" fo:font-style="italic" fo:font-weight="normal" style:font-name-asian="NSimSun" style:font-size-asian="10.5pt" style:font-style-asian="italic" style:font-weight-asian="normal" style:font-name-complex="Liberation Mono" style:font-size-complex="12pt" style:font-style-complex="italic" style:font-weight-complex="normal"/>
    </style:style>
    <style:style style:name="T33" style:family="text">
      <style:text-properties fo:font-size="12pt" fo:language="pt" fo:country="BR" fo:font-style="italic" fo:font-weight="normal" officeooo:rsid="000b2fb9" style:font-name-asian="NSimSun" style:font-size-asian="10.5pt" style:font-style-asian="italic" style:font-weight-asian="normal" style:font-name-complex="Liberation Mono" style:font-size-complex="12pt" style:font-style-complex="italic" style:font-weight-complex="normal"/>
    </style:style>
    <style:style style:name="T34" style:family="text">
      <style:text-properties fo:font-size="12pt" fo:language="pt" fo:country="BR" fo:font-style="italic" fo:font-weight="normal" officeooo:rsid="000c0644" style:font-name-asian="NSimSun" style:font-size-asian="10.5pt" style:font-style-asian="italic" style:font-weight-asian="normal" style:font-name-complex="Liberation Mono" style:font-size-complex="12pt" style:font-style-complex="italic" style:font-weight-complex="normal"/>
    </style:style>
    <style:style style:name="T35" style:family="text">
      <style:text-properties style:font-name="FreeSans"/>
    </style:style>
    <style:style style:name="T36" style:family="text">
      <style:text-properties fo:color="#1c1c1c" loext:opacity="100%" style:font-name="Freemono" fo:font-size="14pt" fo:font-weight="bold" style:font-size-asian="14pt" style:font-weight-asian="bold" style:font-size-complex="14pt" style:font-weight-complex="bold"/>
    </style:style>
    <style:style style:name="T37" style:family="text">
      <style:text-properties style:font-name="FreeSans" fo:font-size="12pt" fo:language="pt" fo:country="BR" fo:font-style="normal" fo:font-weight="normal" style:font-name-asian="NSimSun" style:font-style-asian="normal" style:font-weight-asian="normal" style:font-name-complex="FreeSans" style:font-style-complex="normal" style:font-weight-complex="normal"/>
    </style:style>
    <style:style style:name="T38" style:family="text">
      <style:text-properties style:font-name="FreeSans" fo:font-size="12pt" fo:language="pt" fo:country="BR" fo:font-style="normal" fo:font-weight="bold" style:font-name-asian="NSimSun" style:font-style-asian="normal" style:font-weight-asian="bold" style:font-name-complex="FreeSans" style:font-style-complex="normal" style:font-weight-complex="bol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fff5ce" draw:textarea-horizontal-align="justify" draw:textarea-vertical-align="middle" draw:auto-grow-height="false" fo:min-height="0.52cm" fo:min-width="0.489cm" style:writing-mode="lr-tb"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none" draw:fill-color="#ffffff" fo:min-height="0.7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justify" draw:textarea-vertical-align="middle" draw:auto-grow-height="false" fo:min-height="0.882cm" fo:min-width="0.882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draw:fill="none" draw:fill-color="#ffffff" fo:min-height="0.7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textarea-horizontal-align="justify" draw:textarea-vertical-align="middle" draw:auto-grow-height="false" fo:min-height="1.762cm" fo:min-width="1.762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textarea-horizontal-align="justify" draw:textarea-vertical-align="middle" draw:auto-grow-height="false" fo:min-height="0.873cm" fo:min-width="1.379cm" style:writing-mode="lr-tb"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fill-color="#fff5ce" draw:textarea-horizontal-align="justify" draw:textarea-vertical-align="middle" draw:auto-grow-height="false" fo:min-height="0.55cm" fo:min-width="0.531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fill-color="#fff5ce" draw:textarea-horizontal-align="justify" draw:textarea-vertical-align="middle" draw:auto-grow-height="false" fo:min-height="1.217cm" fo:min-width="4.128cm" style:writing-mode="lr-tb"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fill-color="#fff5ce" draw:textarea-horizontal-align="justify" draw:textarea-vertical-align="middle" draw:auto-grow-height="false" fo:min-height="0.686cm" fo:min-width="4.35cm" style:writing-mode="lr-tb" style:run-through="background"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fill-color="#fff5ce" draw:textarea-horizontal-align="justify" draw:textarea-vertical-align="middle" draw:auto-grow-height="false" fo:min-height="0.661cm" fo:min-width="4.348cm" style:writing-mode="lr-tb" style:run-through="background"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fill-color="#fff5ce" draw:textarea-horizontal-align="justify" draw:textarea-vertical-align="middle" draw:auto-grow-height="false" fo:min-height="0.758cm" fo:min-width="4.348cm" style:writing-mode="lr-tb" style:run-through="background"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fill-color="#fff5ce" draw:textarea-horizontal-align="justify" draw:textarea-vertical-align="middle" draw:auto-grow-height="false" fo:min-height="1.085cm" fo:min-width="4.348cm" style:writing-mode="lr-tb" style:run-through="background"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fill-color="#fff5ce" draw:textarea-horizontal-align="justify" draw:textarea-vertical-align="middle" draw:auto-grow-height="false" fo:min-height="0.688cm" fo:min-width="4.352cm" style:writing-mode="lr-tb" style:run-through="background"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Contents_20_Heading">Sumário</text:p>
          </text:index-title>
          <text:p text:style-name="P39"><text:a xlink:type="simple" xlink:href="#__RefHeading___Toc547_3265166932" text:style-name="Index_20_Link" text:visited-style-name="Index_20_Link">Documentação Técnica de Implantação<text:tab/>2</text:a></text:p>
          <text:p text:style-name="P40"><text:a xlink:type="simple" xlink:href="#__RefHeading___Toc1713_3265166932" text:style-name="Index_20_Link" text:visited-style-name="Index_20_Link">Detalhes Técnicos do projeto<text:tab/>2</text:a></text:p>
          <text:p text:style-name="P40"><text:a xlink:type="simple" xlink:href="#__RefHeading___Toc549_3265166932" text:style-name="Index_20_Link" text:visited-style-name="Index_20_Link">Tela de login<text:tab/>2</text:a></text:p>
          <text:p text:style-name="P42"><text:a xlink:type="simple" xlink:href="#__RefHeading___Toc1708_326516693211" text:style-name="Index_20_Link" text:visited-style-name="Index_20_Link"><text:span text:style-name="T8">HTML</text:span><text:tab/>2</text:a></text:p>
          <text:p text:style-name="P42"><text:a xlink:type="simple" xlink:href="#__RefHeading___Toc1708_326516693212" text:style-name="Index_20_Link" text:visited-style-name="Index_20_Link">CSS<text:tab/>3</text:a></text:p>
          <text:p text:style-name="P42"><text:a xlink:type="simple" xlink:href="#__RefHeading___Toc1715_32651669321" text:style-name="Index_20_Link" text:visited-style-name="Index_20_Link">Typescript<text:tab/>3</text:a></text:p>
          <text:p text:style-name="P43"><text:a xlink:type="simple" xlink:href="#__RefHeading___Toc1725_32651669321" text:style-name="Index_20_Link" text:visited-style-name="Index_20_Link">Métodos e funcionalidades<text:tab/>4</text:a></text:p>
          <text:p text:style-name="P44"><text:a xlink:type="simple" xlink:href="#__RefHeading___Toc618_3741321351" text:style-name="Index_20_Link" text:visited-style-name="Index_20_Link">I. ngOnInit()<text:tab/>4</text:a></text:p>
          <text:p text:style-name="P45"><text:a xlink:type="simple" xlink:href="#__RefHeading___Toc620_3741321351" text:style-name="Index_20_Link" text:visited-style-name="Index_20_Link"><text:s/>Fluxograma em lista sequencial<text:tab/>4</text:a></text:p>
          <text:p text:style-name="P45"><text:a xlink:type="simple" xlink:href="#__RefHeading___Toc699_1217803393" text:style-name="Index_20_Link" text:visited-style-name="Index_20_Link"><text:s/>Fluxograma em sequencial de Funcionalidade<text:tab/>4</text:a></text:p>
          <text:p text:style-name="P45"><text:a xlink:type="simple" xlink:href="#__RefHeading___Toc701_1217803393" text:style-name="Index_20_Link" text:visited-style-name="Index_20_Link"><text:s/>Fluxograma em sequencial de Funcionalidade de ngOnInit()<text:tab/>5</text:a></text:p>
          <text:p text:style-name="P44"><text:a xlink:type="simple" xlink:href="#__RefHeading___Toc697_1217803393" text:style-name="Index_20_Link" text:visited-style-name="Index_20_Link">II. onlogin()<text:tab/>6</text:a></text:p>
          <text:p text:style-name="P41"><text:a xlink:type="simple" xlink:href="#__RefHeading___Toc555_3265166932" text:style-name="Index_20_Link" text:visited-style-name="Index_20_Link">Tela de pacientes<text:tab/>7</text:a></text:p>
          <text:p text:style-name="P41"><text:a xlink:type="simple" xlink:href="#__RefHeading___Toc557_3265166932" text:style-name="Index_20_Link" text:visited-style-name="Index_20_Link">Cadastro de pacientes<text:tab/>8</text:a></text:p>
          <text:p text:style-name="P42"><text:a xlink:type="simple" xlink:href="#__RefHeading___Toc1708_3265166932" text:style-name="Index_20_Link" text:visited-style-name="Index_20_Link">CSS<text:tab/>8</text:a></text:p>
          <text:p text:style-name="P42"><text:a xlink:type="simple" xlink:href="#__RefHeading___Toc1715_3265166932" text:style-name="Index_20_Link" text:visited-style-name="Index_20_Link">Typescript<text:tab/>9</text:a></text:p>
          <text:p text:style-name="P43"><text:a xlink:type="simple" xlink:href="#__RefHeading___Toc1725_3265166932" text:style-name="Index_20_Link" text:visited-style-name="Index_20_Link">Metodo: ngOnInit<text:tab/>9</text:a></text:p>
          <text:p text:style-name="P43"><text:a xlink:type="simple" xlink:href="#__RefHeading___Toc1822_3265166932" text:style-name="Index_20_Link" text:visited-style-name="Index_20_Link">Metodo: onLogin<text:tab/>9</text:a></text:p>
          <text:p text:style-name="P42"><text:a xlink:type="simple" xlink:href="#__RefHeading___Toc1718_3265166932" text:style-name="Index_20_Link" text:visited-style-name="Index_20_Link">SpringBoot – Java EE<text:tab/>9</text:a></text:p>
        </text:index-body>
      </text:table-of-content>
      <text:p text:style-name="P22"/>
      <text:p text:style-name="P23"/>
      <text:h text:style-name="P47" text:outline-level="1"><text:bookmark-start text:name="__RefHeading___Toc547_3265166932"/>Documentação Técnica de Implantação<text:bookmark-end text:name="__RefHeading___Toc547_3265166932"/></text:h>
      <text:p text:style-name="P24"/>
      <text:p text:style-name="P2"><text:span text:style-name="T1">E</text:span><text:span text:style-name="T7">ste é um projeto fullstack desenvolvido pelo desenvolvedor Bruno Fernandes dos Santos</text:span><text:span text:style-name="T1">. </text:span><text:span text:style-name="T7">O projeto tem como finalidade desenvolver um sistema de gerenciamento de pacientes para a clínica de psicologia da psicólogia Marcia Regina.</text:span></text:p>
      <text:p text:style-name="P2"/>
      <text:p text:style-name="P5">O sitema se utiliza de tecnologias como:</text:p>
      <text:list text:style-name="List_20_1">
        <text:list-item>
          <text:list>
            <text:list-item>
              <text:p text:style-name="P61">Frontend:<text:span text:style-name="T14"> HTML, CSS, Typescript</text:span></text:p>
            </text:list-item>
            <text:list-item>
              <text:p text:style-name="P61">Backend:<text:span text:style-name="T14"> Java, SpringBoot, MariaDB, Jasper Reports e Apache POI</text:span></text:p>
            </text:list-item>
          </text:list>
        </text:list-item>
      </text:list>
      <text:p text:style-name="P5"/>
      <text:p text:style-name="P7"/>
      <text:h text:style-name="P48" text:outline-level="2"><text:bookmark-start text:name="__RefHeading___Toc1713_3265166932"/>Detalhes Técnicos do projeto<text:bookmark-end text:name="__RefHeading___Toc1713_3265166932"/></text:h>
      <text:p text:style-name="P1"/>
      <text:h text:style-name="P49" text:outline-level="2"><text:bookmark-start text:name="__RefHeading___Toc549_3265166932"/>Tela de login<text:bookmark-end text:name="__RefHeading___Toc549_3265166932"/></text:h>
      <text:p text:style-name="P3"/>
      <text:p text:style-name="P22"><text:bookmark-start text:name="__RefHeading___Toc1608_3265166932"/>A tela de login foi projetada iniciando primeiramente com a sua estilização e depois funcionalidades. Elas estão organizadas em ordem abaixo.<text:bookmark-end text:name="__RefHeading___Toc1608_3265166932"/></text:p>
      <text:p text:style-name="P22"/>
      <text:p text:style-name="P22"/>
      <text:p text:style-name="P22"/>
      <text:h text:style-name="P51" text:outline-level="4"><text:bookmark-start text:name="__RefHeading___Toc1708_326516693211"/><text:span text:style-name="T9">H</text:span><text:span text:style-name="T8">TML</text:span><text:bookmark-end text:name="__RefHeading___Toc1708_326516693211"/></text:h>
      <text:p text:style-name="P31"/>
      <text:p text:style-name="P12">O documento HTML possui uma estrutura de <text:span text:style-name="T8">form</text:span> utilizando o <text:span text:style-name="T8">ngSubmit</text:span> para processamentos dos dados sendo este gerenciado pelo <text:span text:style-name="T8">formGroup</text:span> e dentro do <text:span text:style-name="T8">form</text:span> as suas camadas s<text:span text:style-name="T16">ão separadas em </text:span><text:span text:style-name="T11">div:</text:span></text:p>
      <text:p text:style-name="P12"/>
      <text:h text:style-name="P54" text:outline-level="4"><text:bookmark-start text:name="__RefHeading___Toc357_3364186514"/><text:bookmark-end text:name="__RefHeading___Toc357_3364186514"/></text:h>
      <text:p text:style-name="P13"/>
      <text:p text:style-name="P13"/>
      <text:p text:style-name="P13"/>
      <text:p text:style-name="P13"/>
      <text:p text:style-name="P13"/>
      <text:p text:style-name="P30"><text:soft-page-break/><text:span text:style-name="T5"><text:tab/></text:span><text:span text:style-name="T19">form &gt; </text:span></text:p>
      <text:p text:style-name="P35"><text:tab/><text:tab/>div (container-fluid pai) &gt;</text:p>
      <text:p text:style-name="P32"><text:span text:style-name="T19"><text:tab/><text:tab/><text:tab/></text:span><text:span text:style-name="T20">div (filho row)</text:span><text:span text:style-name="T19"> &gt;</text:span></text:p>
      <text:p text:style-name="P32"><text:span text:style-name="T19"><text:tab/><text:tab/><text:tab/><text:tab/></text:span><text:span text:style-name="T20">div (col-12 div-contorno) &gt;</text:span></text:p>
      <text:p text:style-name="P36"><text:tab/><text:tab/><text:tab/><text:tab/><text:tab/>div (col-12) &gt;</text:p>
      <text:p text:style-name="P36"><text:tab/><text:tab/><text:tab/><text:tab/><text:tab/><text:tab/>img</text:p>
      <text:p text:style-name="P32"><text:span text:style-name="T19"><text:tab/></text:span><text:span text:style-name="T20"><text:tab/><text:tab/><text:tab/><text:tab/>div (col-12) &gt;</text:span></text:p>
      <text:p text:style-name="P36"><text:tab/><text:tab/><text:tab/><text:tab/><text:tab/><text:tab/>input (text)</text:p>
      <text:p text:style-name="P36"><text:tab/><text:tab/><text:tab/><text:tab/><text:tab/><text:tab/>input (password)</text:p>
      <text:p text:style-name="P36"><text:tab/><text:tab/><text:tab/><text:tab/><text:tab/><text:tab/>button (submit)</text:p>
      <text:p text:style-name="P36"><text:tab/><text:tab/><text:tab/><text:tab/>div (col-12 error-message) &gt;</text:p>
      <text:p text:style-name="P36"><text:tab/><text:tab/><text:tab/><text:tab/><text:tab/>div &gt;</text:p>
      <text:p text:style-name="P36"><text:tab/><text:tab/><text:tab/><text:tab/><text:tab/><text:tab/>img</text:p>
      <text:p text:style-name="P32"/>
      <text:p text:style-name="P31"/>
      <text:h text:style-name="P52" text:outline-level="4"><text:bookmark-start text:name="__RefHeading___Toc1708_326516693212"/>CSS<text:bookmark-end text:name="__RefHeading___Toc1708_326516693212"/></text:h>
      <text:p text:style-name="P31"/>
      <text:p text:style-name="P6">A estilização da página de login foi desenvolvida em três arquivos representando a responsividade da página em <text:span text:style-name="T10">‘style-big-responsive.scss’, ‘style-middle-responsive.scss’</text:span><text:span text:style-name="T13"> e </text:span><text:span text:style-name="T10">‘style-small-responsive.scss’</text:span><text:span text:style-name="T13">. O principal arquivo </text:span><text:span text:style-name="T10">‘style-big-responsive.scss’ </text:span><text:span text:style-name="T13">é o que contém todas as configurações original e a partir dele conforme a responsividade as classes vão sendo ajustadas do </text:span><text:span text:style-name="T10">middle</text:span><text:span text:style-name="T13"> até o </text:span><text:span text:style-name="T10">small.</text:span></text:p>
      <text:p text:style-name="P20"/>
      <text:p text:style-name="P9"><text:span text:style-name="T12">Este componente inicia-se com a tag de formulario </text:span><text:span text:style-name="T10">&lt;form&gt;</text:span><text:span text:style-name="T12"> e, a partir dele o layout é distribuido com </text:span><text:span text:style-name="T10">&lt;div&gt;</text:span><text:span text:style-name="T12"> sendo a principal contendo a classe </text:span><text:span text:style-name="T10">container-fluid</text:span><text:span text:style-name="T12"> do Bootstrap, a partir dali o grid da página é distribuído em layout de </text:span><text:span text:style-name="T10">row </text:span><text:span text:style-name="T12">e </text:span><text:span text:style-name="T10">col</text:span><text:span text:style-name="T12"> do Bootstrap. Toda a estilização foi feita a mão utilizando pouquíssimas classes Bootstrap, por tanto será necessário fazer leitura de código css.</text:span></text:p>
      <text:p text:style-name="P9"/>
      <text:p text:style-name="P9"/>
      <text:p text:style-name="P9"/>
      <text:h text:style-name="P55" text:outline-level="4"><text:bookmark-start text:name="__RefHeading___Toc1715_32651669321"/>Typescript<text:bookmark-end text:name="__RefHeading___Toc1715_32651669321"/></text:h>
      <text:p text:style-name="P31"/>
      <text:p text:style-name="P9">O script da página trabalha com o <text:span text:style-name="T8">FormControl</text:span> do angular para gerenciar os dados de login tendo os seus métodos getters utilizando <text:span text:style-name="T8">AbstractControl. </text:span><text:span text:style-name="T15">Atrav</text:span><text:span text:style-name="T17">és da recuperação desses dados é acionado a service para </text:span><text:span text:style-name="T18">processamento da autenticação.</text:span></text:p>
      <text:p text:style-name="P9"/>
      <text:p text:style-name="P9"/>
      <text:p text:style-name="P9"/>
      <text:p text:style-name="P9"/>
      <text:h text:style-name="P57" text:outline-level="5" text:is-list-header="true"><text:bookmark-start text:name="__RefHeading___Toc1725_32651669321"/><text:soft-page-break/><text:span text:style-name="T16">Métodos e funcionalidades</text:span><text:bookmark-end text:name="__RefHeading___Toc1725_32651669321"/></text:h>
      <text:p text:style-name="P16"><text:tab/></text:p>
      <text:p text:style-name="P33"/>
      <text:h text:style-name="P59" text:outline-level="6"><text:bookmark-start text:name="__RefHeading___Toc618_3741321351"/>ngOnInit(<text:span text:style-name="T21">)</text:span><text:bookmark-end text:name="__RefHeading___Toc618_3741321351"/></text:h>
      <text:p text:style-name="P34"/>
      <text:h text:style-name="Heading_20_7" text:outline-level="7"><text:bookmark-start text:name="__RefHeading___Toc620_3741321351"/><text:tab/><text:span text:style-name="T6">Fluxograma em lista sequencial</text:span><text:bookmark-end text:name="__RefHeading___Toc620_3741321351"/></text:h>
      <text:p text:style-name="Text_20_body"/>
      <text:list text:style-name="L1">
        <text:list-item>
          <text:list>
            <text:list-item>
              <text:p text:style-name="P68">clearUserData() </text:p>
            </text:list-item>
            <text:list-item>
              <text:p text:style-name="P74"><text:span text:style-name="T23">g</text:span><text:span text:style-name="T22">etToken() </text:span></text:p>
            </text:list-item>
            <text:list-item>
              <text:p text:style-name="P70">new FormGroup({}) </text:p>
            </text:list-item>
            <text:list-item>
              <text:p text:style-name="P70">setupLoginForm()</text:p>
            </text:list-item>
          </text:list>
        </text:list-item>
      </text:list>
      <text:p text:style-name="P27"/>
      <text:h text:style-name="Heading_20_7" text:outline-level="7"><text:bookmark-start text:name="__RefHeading___Toc699_1217803393"/><text:span text:style-name="T22"><text:tab/></text:span><text:span text:style-name="T27">Fluxograma em sequencial </text:span><text:span text:style-name="T26">de Funcionalidade</text:span><text:bookmark-end text:name="__RefHeading___Toc699_1217803393"/></text:h>
      <text:p text:style-name="Text_20_body"/>
      <text:list text:style-name="L2">
        <text:list-item>
          <text:list>
            <text:list-item>
              <text:p text:style-name="P78"><text:span text:style-name="T30">clearUserData()</text:span><text:span text:style-name="T27"> </text:span><text:span text:style-name="T23">- </text:span><text:span text:style-name="T24">Método injetado na classe de serviço GerenciadoDeAutenticacaoService. Este método realiza a limpeza dos dados de cache e informações da sessão do usuário como o nome do usuário e o token de sessão.</text:span></text:p>
              <text:list>
                <text:list-item>
                  <text:p text:style-name="P71">localStorage.removeItem('token');</text:p>
                </text:list-item>
                <text:list-item>
                  <text:p text:style-name="P71">localStorage.removeItem('usuario');<text:tab/></text:p>
                </text:list-item>
              </text:list>
            </text:list-item>
            <text:list-item>
              <text:p text:style-name="P78"><text:span text:style-name="T30">g</text:span><text:span text:style-name="T31">etToken() </text:span><text:span text:style-name="T24">- Verificação de uma condicional de checagem se ainda existe um token de sessão ainda presente, isto é para atualizar o valor do token, sendo que se ele não estiver presente o seu valor é atualizado para nulo. Para isto é implementado um método getter da classe de serviço GerenciadoDeAutenticacaoService.</text:span></text:p>
              <text:list>
                <text:list-item>
                  <text:p text:style-name="P72">retorna o usário do objeto ou</text:p>
                </text:list-item>
                <text:list-item>
                  <text:p text:style-name="P72">retorna o usuário pelo localStorage que pode retornar nulo, por isso o suporte pelo objeto do usuário: localStorage.getItem('usuario')!;</text:p>
                </text:list-item>
              </text:list>
            </text:list-item>
            <text:list-item>
              <text:p text:style-name="P78"><text:span text:style-name="T29">new FormGroup({}) </text:span><text:span text:style-name="T24">- Temos a instância de um FormGroup de uma variável FormGroup para tratar com os valores do formulário sendo estes login e senha. Dentro do FormGroup é criado duas variáveis de login e senha e a partir delas uma instância de FormControl para tratar dos atributos desses campos.</text:span></text:p>
            </text:list-item>
            <text:list-item>
              <text:p text:style-name="P78"><text:soft-page-break/><text:span text:style-name="T24">setupLoginForm() - Metodo da própria classe que <text:s/>possui a funcionalidade para regular o input do usuário como regra para aceitar o login somente com letra minúscula.</text:span></text:p>
            </text:list-item>
          </text:list>
        </text:list-item>
      </text:list>
      <text:p text:style-name="Text_20_body"/>
      <text:p text:style-name="P37"/>
      <text:h text:style-name="Heading_20_7" text:outline-level="7"><text:bookmark-start text:name="__RefHeading___Toc701_1217803393"/><text:span text:style-name="T27"><text:tab/>Fluxograma em sequencial </text:span><text:span text:style-name="T26">de Funcionalidade de ngOnInit()</text:span><text:bookmark-end text:name="__RefHeading___Toc701_1217803393"/></text:h>
      <text:p text:style-name="P27"/>
      <text:p text:style-name="P27"><draw:custom-shape text:anchor-type="paragraph" draw:z-index="31" draw:name="Forma 4" draw:style-name="gr2" draw:text-style-name="P83" svg:width="0.69cm" svg:height="0.736cm" svg:x="8.103cm" svg:y="0.29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7"><draw:line text:anchor-type="paragraph" draw:z-index="32" draw:name="Linha 2" draw:style-name="gr1" draw:text-style-name="P82" svg:x1="8.437cm" svg:y1="0.102cm" svg:x2="8.437cm" svg:y2="0.871cm"><text:p/></draw:line><text:tab/></text:p>
      <text:list xml:id="list1611863700" text:style-name="L3">
        <text:list-item>
          <text:list>
            <text:list-header>
              <text:p text:style-name="P75"><draw:custom-shape text:anchor-type="paragraph" draw:z-index="0" draw:name="Forma 5" draw:style-name="gr13" draw:text-style-name="P94" svg:width="4.349cm" svg:height="1.086cm" svg:x="6.278cm" svg:y="-0.081cm"><text:p text:style-name="P92"><text:span text:style-name="T37">clearUserData() </text:span></text:p><draw:enhanced-geometry svg:viewBox="0 0 21600 21600" draw:type="rectangle" draw:enhanced-path="M 0 0 L 21600 0 21600 21600 0 21600 0 0 Z N"/></draw:custom-shape></text:p>
            </text:list-header>
          </text:list>
        </text:list-item>
      </text:list>
      <text:p text:style-name="P37"><draw:line text:anchor-type="paragraph" draw:z-index="33" draw:name="Linha horizontal 1" draw:style-name="gr1" draw:text-style-name="P82" svg:x1="8.41cm" svg:y1="0.051cm" svg:x2="8.41cm" svg:y2="0.857cm"><text:p/></draw:line><text:bookmark-start text:name="__RefHeading___Toc618_3741321351 Copia 1"/><text:tab/><text:tab/><text:bookmark-end text:name="__RefHeading___Toc618_3741321351 Copia 1"/></text:p>
      <text:p text:style-name="Text_20_body"><draw:custom-shape text:anchor-type="paragraph" draw:z-index="39" draw:name="Forma 7" draw:style-name="gr7" draw:text-style-name="P88" svg:width="2.759cm" svg:height="1.745cm" svg:x="7.038cm" svg:y="0.026cm"><text:p text:style-name="P87"><text:span text:style-name="T35">getToken</text:span></text:p><draw:enhanced-geometry svg:viewBox="0 0 21600 21600" draw:glue-points="10800 0 0 10800 10800 21600 21600 10800" draw:text-areas="5400 5400 16200 16200" draw:type="flowchart-decision" draw:enhanced-path="M 0 10800 L 10800 0 21600 10800 10800 21600 0 10800 Z N"/></draw:custom-shape><draw:frame text:anchor-type="paragraph" draw:z-index="41" draw:name="Quadro de texto 1" draw:style-name="gr5" draw:text-style-name="P84" svg:width="1.243cm" svg:height="0.712cm" svg:x="10.125cm" svg:y="0.169cm"><draw:text-box><text:p>false</text:p></draw:text-box></draw:frame></text:p>
      <text:p text:style-name="Text_20_body"><draw:line text:anchor-type="paragraph" draw:z-index="35" draw:name="Linha horizontal 3" draw:style-name="gr1" draw:text-style-name="P82" svg:x1="11.68cm" svg:y1="0.049cm" svg:x2="11.68cm" svg:y2="0.638cm"><text:p/></draw:line><draw:line text:anchor-type="paragraph" draw:z-index="34" draw:name="Linha horizontal 2" draw:style-name="gr1" draw:text-style-name="P82" svg:x1="9.797cm" svg:y1="0.049cm" svg:x2="11.681cm" svg:y2="0.049cm"><text:p/></draw:line></text:p>
      <text:p text:style-name="Text_20_body"><draw:line text:anchor-type="paragraph" draw:z-index="37" draw:name="Linha horizontal 8" draw:style-name="gr1" draw:text-style-name="P82" svg:x1="8.41cm" svg:y1="0.109cm" svg:x2="8.41cm" svg:y2="1.504cm"><text:p/></draw:line><draw:custom-shape text:anchor-type="paragraph" draw:z-index="1" draw:name="Forma 12" draw:style-name="gr10" draw:text-style-name="P93" svg:width="4.351cm" svg:height="0.687cm" svg:x="0cm" svg:y="0cm"><text:p text:style-name="P92"><text:span text:style-name="T37">Token = null</text:span></text:p><draw:enhanced-geometry svg:viewBox="0 0 21600 21600" draw:type="rectangle" draw:enhanced-path="M 0 0 L 21600 0 21600 21600 0 21600 0 0 Z N"/></draw:custom-shape></text:p>
      <text:p text:style-name="P10"><draw:line text:anchor-type="paragraph" draw:z-index="38" draw:name="Linha horizontal 18" draw:style-name="gr1" draw:text-style-name="P82" svg:x1="8.41cm" svg:y1="0.409cm" svg:x2="11.705cm" svg:y2="0.409cm"><text:p/></draw:line><draw:line text:anchor-type="paragraph" draw:z-index="36" draw:name="Linha horizontal 7" draw:style-name="gr1" draw:text-style-name="P82" svg:x1="11.705cm" svg:y1="-0.337cm" svg:x2="11.705cm" svg:y2="0.409cm"><text:p/></draw:line></text:p>
      <text:p text:style-name="P10"><draw:custom-shape text:anchor-type="paragraph" draw:z-index="2" draw:name="Forma 27" draw:style-name="gr12" draw:text-style-name="P93" svg:width="4.349cm" svg:height="0.759cm" svg:x="6.278cm" svg:y="0.095cm"><text:p text:style-name="P92"><text:span text:style-name="T38">new</text:span><text:span text:style-name="T37"> FormGroup</text:span></text:p><draw:enhanced-geometry svg:viewBox="0 0 21600 21600" draw:type="rectangle" draw:enhanced-path="M 0 0 L 21600 0 21600 21600 0 21600 0 0 Z N"/></draw:custom-shape></text:p>
      <text:p text:style-name="P9"><draw:line text:anchor-type="paragraph" draw:z-index="42" draw:name="Linha horizontal 19" draw:style-name="gr1" draw:text-style-name="P82" svg:x1="8.433cm" svg:y1="0.265cm" svg:x2="8.433cm" svg:y2="1.059cm"><text:p/></draw:line></text:p>
      <text:p text:style-name="P9"><draw:custom-shape text:anchor-type="paragraph" draw:z-index="3" draw:name="Forma 28" draw:style-name="gr11" draw:text-style-name="P93" svg:width="4.349cm" svg:height="0.662cm" svg:x="6.278cm" svg:y="0.482cm"><text:p text:style-name="P92"><text:span text:style-name="T37">setupLoginForm()</text:span></text:p><draw:enhanced-geometry svg:viewBox="0 0 21600 21600" draw:type="rectangle" draw:enhanced-path="M 0 0 L 21600 0 21600 21600 0 21600 0 0 Z N"/></draw:custom-shape></text:p>
      <text:p text:style-name="P14"><draw:frame text:anchor-type="paragraph" draw:z-index="43" draw:name="Quadro de texto 2" draw:style-name="gr3" draw:text-style-name="P86" svg:width="2.758cm" svg:height="0.786cm" svg:x="10.728cm" svg:y="0.072cm"><draw:text-box><text:p><text:span text:style-name="T35">Observable</text:span></text:p></draw:text-box></draw:frame><draw:line text:anchor-type="paragraph" draw:z-index="45" draw:name="Linha horizontal 20" draw:style-name="gr1" draw:text-style-name="P82" svg:x1="8.431cm" svg:y1="0.554cm" svg:x2="8.431cm" svg:y2="1.348cm"><text:p/></draw:line></text:p>
      <text:p text:style-name="P9"/>
      <text:p text:style-name="P9"><draw:custom-shape text:anchor-type="paragraph" draw:z-index="44" draw:name="Forma 29" draw:style-name="gr2" draw:text-style-name="P83" svg:width="0.69cm" svg:height="0.736cm" svg:x="8.103cm" svg:y="0.17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25"/>
      <text:h text:style-name="P60" text:outline-level="6"><text:bookmark-start text:name="__RefHeading___Toc697_1217803393"/>onlogin() <text:bookmark-end text:name="__RefHeading___Toc697_1217803393"/></text:h>
      <text:p text:style-name="P25"/>
      <text:p text:style-name="P25"/>
      <text:p text:style-name="P66">Fluxograma em lista sequencial</text:p>
      <text:p text:style-name="P46"/>
      <text:list text:style-name="L4">
        <text:list-item>
          <text:p text:style-name="P69">clearErrorMessage()</text:p>
        </text:list-item>
        <text:list-item>
          <text:p text:style-name="P79"><text:span text:style-name="T24">apiAutenticacao(</text:span><text:span text:style-name="T34">parametro</text:span><text:span text:style-name="T24">) </text:span></text:p>
        </text:list-item>
        <text:list-item>
          <text:p text:style-name="P79"><text:span text:style-name="T24">setTimeout(</text:span><text:span text:style-name="T25">)</text:span></text:p>
        </text:list-item>
        <text:list-item>
          <text:p text:style-name="P73">getUsuarioAutenticado()</text:p>
        </text:list-item>
        <text:list-item>
          <text:p text:style-name="P73">setTimeout()</text:p>
        </text:list-item>
        <text:list-item>
          <text:p text:style-name="P73">setTimeout()</text:p>
        </text:list-item>
        <text:list-item>
          <text:p text:style-name="P79"><text:span text:style-name="T24">navegate([</text:span><text:span text:style-name="T33">parametro</text:span><text:span text:style-name="T24">])</text:span></text:p>
        </text:list-item>
      </text:list>
      <text:p text:style-name="P26"/>
      <text:p text:style-name="P26"><text:span text:style-name="T22"><text:tab/></text:span><text:span text:style-name="T27">Fluxograma em sequencial </text:span><text:span text:style-name="T26">de Funcionalidade</text:span></text:p>
      <text:list text:style-name="L5">
        <text:list-item>
          <text:list>
            <text:list-item>
              <text:p text:style-name="P80"><text:span text:style-name="T30">clearErrorMessage()</text:span><text:span text:style-name="T27"> </text:span><text:span text:style-name="T23">- </text:span><text:span text:style-name="T25">Para cada tentativa de login em que o usuário tentar, o método limpa todas as mensagens que o sistema utilizou na última tentativa</text:span><text:span text:style-name="T24"> </text:span><text:span text:style-name="T25">para que o mecanismo funcione a cada tentativa de login.</text:span><text:span text:style-name="T24"><text:tab/></text:span></text:p>
            </text:list-item>
            <text:list-item>
              <text:p text:style-name="P80"><text:span text:style-name="T31">apiAutenticacao(parametro) <text:s/></text:span><text:span text:style-name="T24">- </text:span><text:span text:style-name="T25">Método principal responsável por enviar os dados capturados instanciados do objeto Usuario. A classe de usuário é a classe principal responsável por todo o gerenciamento do objeto usuario que permeia em cada sessão para a autenticação do sistema. Uma classe especial para o gerenciamento de sessão do usuário é a classe </text:span><text:span text:style-name="T34">GerenciadoDeAutenticacaoService. </text:span><text:span text:style-name="T25">O método de serviço </text:span><text:span text:style-name="T34">apiAutenticacao</text:span><text:span text:style-name="T25"> é responsável por enviar os dados ao servidor para poder autenticar o usuário no sistema, ele exige que seja fornecido em parâmetro o objeto instanciado da classe Usuario: usuário e senha. A cada tentativa de login a classe </text:span><text:span text:style-name="T34">login.component.ts </text:span><text:span text:style-name="T25">realiza a instancia </text:span><text:span text:style-name="T34">new</text:span><text:span text:style-name="T25"> da classe Usuario dentro do seu construtor criando assim um objeto para poder gerenciar as informações do login e também da sessão do usuário que é controlada pela classe </text:span><text:span text:style-name="T34">GerenciadoDeAutenticacaoService. </text:span><text:span text:style-name="T25">O método </text:span><text:span text:style-name="T33">apiAutenticacao </text:span><text:span text:style-name="T25">é uma promisse de </text:span><text:soft-page-break/><text:span text:style-name="T25">retorno boolean na qual realiza uma chamada com método POST enviando os dados ao servidor para autenticar o usuário. O retorno da resposta é supervisionado por um</text:span><text:span text:style-name="T34"> subscribe</text:span><text:span text:style-name="T25"> </text:span><text:span text:style-name="T34"><text:s/></text:span><text:span text:style-name="T25">que estará aguardando a resposta do servidor, os dados de resposta serão armazenados na variável </text:span><text:span text:style-name="T34">response. </text:span><text:span text:style-name="T25">Se o usuário está registrado o servidor irá devolver no corpo da solicitação HTTP o nome do usuário e o token de sessão. Dentro do bloco, um if verifica se esses dados de resposta não estão nulos, e, do contrário significa que este usuário está registrado e seu usuário e senha coincidem. A partir daí a classe de gerenciamento de usuário <text:s/></text:span><text:span text:style-name="T34">GerenciadoDeAutenticacaoService </text:span><text:span text:style-name="T25">na qual foi injetado na classe desta API altera o estado da variável </text:span><text:span text:style-name="T34">setUsuarioAutenticado</text:span><text:span text:style-name="T25"> para verdadeiro dando a permissão para o usuário ingressar no sistema e na mesma é armazenado em memória o nome do usuário e o token, e, por fim, retorna verdadeiro.</text:span></text:p>
              <text:p text:style-name="P81"><text:span text:style-name="T22">No retorno da solicitação o sistema transporta a navegação para a tela principal do sistema. A tela principal do sistema é supervisionada pela classe </text:span><text:span text:style-name="T32">autenticacao.guard.ts</text:span><text:span text:style-name="T22"> que tem a responsabilidade de liberar o acesso somente após a autenticação assim definina no arquivo de rotas do angular </text:span><text:span text:style-name="T32">app-routing.module.ts. </text:span><text:span text:style-name="T22"><text:s/>A partir da autenticação, todas as telas são superviosionadas pelo guarda de rotas que exigirá estar autenticado para navegar nas telas do sistema.</text:span></text:p>
              <text:p text:style-name="P80"/>
            </text:list-item>
            <text:list-item>
              <text:p text:style-name="P80"><text:span text:style-name="T31">setTimeout()</text:span><text:span text:style-name="T29"> </text:span><text:span text:style-name="T24">- </text:span><text:span text:style-name="T25">Após a autenticação pelo método </text:span><text:span text:style-name="T34">apiAutenticacao</text:span><text:span text:style-name="T25"> este bloco do </text:span><text:span text:style-name="T34">setTimeout</text:span><text:span text:style-name="T25"> realiza uma pausa no fluxo de 1500 milisegundos até a chegada do token e do usuario na resposta da solicitação respeitando o tempo de resposta do serividor e do tratamento de algum possível delay. A partir daí ele executa o seu bloco interno.</text:span></text:p>
            </text:list-item>
            <text:list-item>
              <text:p text:style-name="P80"><text:span text:style-name="T31">getUsuarioAutenticado()</text:span><text:span text:style-name="T24"> - Metodo </text:span></text:p>
            </text:list-item>
            <text:list-item>
              <text:p text:style-name="P80"><text:span text:style-name="T31">setTimeout()</text:span><text:span text:style-name="T24"> - </text:span><text:span text:style-name="T25">fdfdf</text:span></text:p>
            </text:list-item>
            <text:list-item>
              <text:p text:style-name="P80"><text:span text:style-name="T31">setTimeout()</text:span><text:span text:style-name="T24"> - </text:span><text:span text:style-name="T25">sdfsdf</text:span></text:p>
            </text:list-item>
            <text:list-item>
              <text:p text:style-name="P80"><text:span text:style-name="T31">navegate([parametro])</text:span><text:span text:style-name="T24"> - </text:span><text:span text:style-name="T25">sdfsdf</text:span></text:p>
            </text:list-item>
          </text:list>
        </text:list-item>
      </text:list>
      <text:p text:style-name="P26"/>
      <text:p text:style-name="P25"/>
      <text:p text:style-name="P25"/>
      <text:p text:style-name="P25"><text:soft-page-break/></text:p>
      <text:p text:style-name="P25"/>
      <text:p text:style-name="P67">rascunho<text:span text:style-name="T27"/></text:p>
      <text:p text:style-name="P67"/>
      <text:p text:style-name="P25">clearErrorMessage()<text:span text:style-name="T27"/></text:p>
      <text:p text:style-name="P25">get('login')<text:span text:style-name="T27"/></text:p>
      <text:p text:style-name="P25">get('senha')<text:span text:style-name="T27"/></text:p>
      <text:p text:style-name="P25">atribuição de variável<text:span text:style-name="T27"/></text:p>
      <text:p text:style-name="P25">validações:<text:span text:style-name="T27"/></text:p>
      <text:p text:style-name="P25"><text:tab/>1° if<text:span text:style-name="T27"/></text:p>
      <text:p text:style-name="P25"><text:tab/>2° else if<text:span text:style-name="T27"/></text:p>
      <text:p text:style-name="P25"><text:tab/>3° else<text:span text:style-name="T27"/></text:p>
      <text:p text:style-name="P25"/>
      <text:p text:style-name="P25"><text:tab/><text:tab/>ativaçao do gif loading<text:span text:style-name="T27"/></text:p>
      <text:p text:style-name="P25"><text:tab/><text:tab/>apiAutenticacao(this.usuario);<text:span text:style-name="T27"/></text:p>
      <text:p text:style-name="P25"><text:tab/><text:tab/>setTimeout:<text:span text:style-name="T27"/></text:p>
      <text:p text:style-name="P25"><text:tab/><text:tab/><text:tab/>getUsuarioAutenticado()<text:tab/><text:span text:style-name="T27"/></text:p>
      <text:p text:style-name="P25"><text:tab/><text:tab/><text:tab/>validação do estado de retorno:<text:span text:style-name="T27"/></text:p>
      <text:p text:style-name="P25"><text:tab/><text:tab/><text:tab/><text:tab/>1° if<text:span text:style-name="T27"/></text:p>
      <text:p text:style-name="P25"><text:tab/><text:tab/><text:tab/><text:tab/>2° else if:<text:span text:style-name="T27"/></text:p>
      <text:p text:style-name="P25"><text:tab/><text:tab/><text:tab/><text:tab/><text:tab/>setTimeout<text:span text:style-name="T27"/></text:p>
      <text:p text:style-name="P25"><text:tab/><text:tab/><text:tab/><text:tab/><text:tab/><text:tab/>setTimeout<text:span text:style-name="T27"/></text:p>
      <text:p text:style-name="P25"><text:tab/><text:tab/><text:tab/><text:tab/><text:tab/><text:tab/><text:tab/>atualização de pag reload()<text:span text:style-name="T27"/></text:p>
      <text:p text:style-name="P25"><text:tab/><text:tab/><text:tab/><text:tab/>3° else:<text:span text:style-name="T27"/></text:p>
      <text:p text:style-name="P25"><text:tab/><text:tab/><text:tab/><text:tab/><text:tab/>mudança de estado da variável<text:span text:style-name="T27"/></text:p>
      <text:p text:style-name="P25"/>
      <text:p text:style-name="P25"/>
      <text:p text:style-name="P25"/>
      <text:p text:style-name="P25"><draw:line text:anchor-type="paragraph" draw:z-index="54" draw:name="Linha horizontal 28" draw:style-name="gr1" draw:text-style-name="P82" svg:x1="13.919cm" svg:y1="0.25cm" svg:x2="13.919cm" svg:y2="1.645cm"><text:p/></draw:line><text:span text:style-name="T27">Fluxograma em sequencial </text:span><text:span text:style-name="T26">de Funcionalidade de </text:span><text:span text:style-name="T28">onLogin</text:span><text:span text:style-name="T26">()</text:span></text:p>
      <text:p text:style-name="P26"><draw:custom-shape text:anchor-type="paragraph" draw:z-index="46" draw:name="Forma 30" draw:style-name="gr2" draw:text-style-name="P83" svg:width="0.69cm" svg:height="0.736cm" svg:x="8.103cm" svg:y="0.296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7" draw:name="Linha horizontal 31" draw:style-name="gr1" draw:text-style-name="P82" svg:x1="15.875cm" svg:y1="0.79cm" svg:x2="17.637cm" svg:y2="0.79cm"><text:p/></draw:line><draw:line text:anchor-type="paragraph" draw:z-index="59" draw:name="Linha horizontal 33" draw:style-name="gr1" draw:text-style-name="P82" svg:x1="15.61cm" svg:y1="0.189cm" svg:x2="17.372cm" svg:y2="0.189cm"><text:p/></draw:line></text:p>
      <text:p text:style-name="P18"><draw:line text:anchor-type="paragraph" draw:z-index="47" draw:name="Linha 4" draw:style-name="gr1" draw:text-style-name="P82" svg:x1="8.437cm" svg:y1="0.102cm" svg:x2="8.437cm" svg:y2="0.871cm"><text:p/></draw:line><draw:line text:anchor-type="paragraph" draw:z-index="50" draw:name="Linha horizontal 24" draw:style-name="gr1" draw:text-style-name="P82" svg:x1="15.995cm" svg:y1="0.751cm" svg:x2="17.757cm" svg:y2="0.751cm"><text:p/></draw:line><draw:line text:anchor-type="paragraph" draw:z-index="58" draw:name="Linha horizontal 32" draw:style-name="gr1" draw:text-style-name="P82" svg:x1="15.898cm" svg:y1="0.681cm" svg:x2="17.66cm" svg:y2="0.681cm"><text:p/></draw:line><draw:line text:anchor-type="paragraph" draw:z-index="60" draw:name="Linha horizontal 34" draw:style-name="gr1" draw:text-style-name="P82" svg:x1="16.043cm" svg:y1="0.367cm" svg:x2="17.805cm" svg:y2="0.367cm"><text:p/></draw:line><draw:line text:anchor-type="paragraph" draw:z-index="72" draw:name="Linha horizontal 22" draw:style-name="gr1" draw:text-style-name="P82" svg:x1="14.473cm" svg:y1="-0.355cm" svg:x2="14.473cm" svg:y2="1.04cm"><text:p/></draw:line><draw:line text:anchor-type="paragraph" draw:z-index="73" draw:name="Linha horizontal 40" draw:style-name="gr1" draw:text-style-name="P82" svg:x1="13.919cm" svg:y1="0.25cm" svg:x2="13.919cm" svg:y2="1.645cm"><text:p/></draw:line><text:tab/></text:p>
      <text:list xml:id="list174553430136419" text:continue-list="list1611863700" text:style-name="L3">
        <text:list-item>
          <text:list>
            <text:list-header>
              <text:p text:style-name="P76"><draw:custom-shape text:anchor-type="paragraph" draw:z-index="4" draw:name="Forma 31" draw:style-name="gr13" draw:text-style-name="P93" svg:width="4.349cm" svg:height="1.086cm" svg:x="6.278cm" svg:y="-0.081cm"><text:p text:style-name="P92"><text:span text:style-name="T37">clearErrorMessage()</text:span></text:p><draw:enhanced-geometry svg:viewBox="0 0 21600 21600" draw:type="rectangle" draw:enhanced-path="M 0 0 L 21600 0 21600 21600 0 21600 0 0 Z N"/></draw:custom-shape><draw:line text:anchor-type="paragraph" draw:z-index="51" draw:name="Linha horizontal 25" draw:style-name="gr1" draw:text-style-name="P82" svg:x1="15.995cm" svg:y1="0.787cm" svg:x2="17.757cm" svg:y2="0.787cm"><text:p/></draw:line><draw:line text:anchor-type="paragraph" draw:z-index="61" draw:name="Linha horizontal 35" draw:style-name="gr1" draw:text-style-name="P82" svg:x1="15.73cm" svg:y1="0.497cm" svg:x2="17.492cm" svg:y2="0.497cm"><text:p/></draw:line></text:p>
            </text:list-header>
          </text:list>
        </text:list-item>
      </text:list>
      <text:p text:style-name="P38"><draw:line text:anchor-type="paragraph" draw:z-index="48" draw:name="Linha horizontal 21" draw:style-name="gr1" draw:text-style-name="P82" svg:x1="8.41cm" svg:y1="0.051cm" svg:x2="8.41cm" svg:y2="0.857cm"><text:p/></draw:line><draw:line text:anchor-type="paragraph" draw:z-index="56" draw:name="Linha horizontal 30" draw:style-name="gr1" draw:text-style-name="P82" svg:x1="15.97cm" svg:y1="0.796cm" svg:x2="17.732cm" svg:y2="0.796cm"><text:p/></draw:line><draw:line text:anchor-type="paragraph" draw:z-index="62" draw:name="Linha horizontal 36" draw:style-name="gr1" draw:text-style-name="P82" svg:x1="15.995cm" svg:y1="0.411cm" svg:x2="17.757cm" svg:y2="0.411cm"><text:p/></draw:line><text:bookmark-start text:name="__RefHeading___Toc618_3741321351 Copia 1 Copia 1"/><text:tab/><text:tab/><text:bookmark-end text:name="__RefHeading___Toc618_3741321351 Copia 1 Copia 1"/></text:p>
      <text:p text:style-name="P46"><draw:line text:anchor-type="paragraph" draw:z-index="52" draw:name="Linha horizontal 26" draw:style-name="gr1" draw:text-style-name="P82" svg:x1="16.284cm" svg:y1="0.377cm" svg:x2="18.046cm" svg:y2="0.377cm"><text:p/></draw:line><draw:line text:anchor-type="paragraph" draw:z-index="55" draw:name="Linha horizontal 29" draw:style-name="gr1" draw:text-style-name="P82" svg:x1="15.97cm" svg:y1="0.355cm" svg:x2="17.732cm" svg:y2="0.355cm"><text:p/></draw:line><draw:custom-shape text:anchor-type="paragraph" draw:z-index="6" draw:name="Forma 38" draw:style-name="gr14" draw:text-style-name="P93" svg:width="4.352cm" svg:height="0.689cm" svg:x="0cm" svg:y="0cm"><text:p text:style-name="P92"><text:span text:style-name="T37">get login value</text:span></text:p><draw:enhanced-geometry svg:viewBox="0 0 21600 21600" draw:type="rectangle" draw:enhanced-path="M 0 0 L 21600 0 21600 21600 0 21600 0 0 Z N"/></draw:custom-shape><draw:line text:anchor-type="paragraph" draw:z-index="74" draw:name="Linha horizontal 41" draw:style-name="gr1" draw:text-style-name="P82" svg:x1="13.919cm" svg:y1="0.25cm" svg:x2="13.919cm" svg:y2="1.645cm"><text:p/></draw:line><draw:line text:anchor-type="paragraph" draw:z-index="75" draw:name="Linha horizontal 42" draw:style-name="gr1" draw:text-style-name="P82" svg:x1="13.919cm" svg:y1="0.25cm" svg:x2="13.919cm" svg:y2="1.645cm"><text:p/></draw:line></text:p>
      <text:p text:style-name="P46"><draw:line text:anchor-type="paragraph" draw:z-index="49" draw:name="Linha horizontal 23" draw:style-name="gr1" draw:text-style-name="P82" svg:x1="8.408cm" svg:y1="-0.092cm" svg:x2="8.408cm" svg:y2="0.497cm"><text:p/></draw:line></text:p>
      <text:p text:style-name="P46"><draw:custom-shape text:anchor-type="paragraph" draw:z-index="5" draw:name="Forma 32" draw:style-name="gr13" draw:text-style-name="P93" svg:width="4.349cm" svg:height="1.086cm" svg:x="0cm" svg:y="0cm"><text:p text:style-name="P92"><text:span text:style-name="T37">clearUserData() </text:span></text:p><draw:enhanced-geometry svg:viewBox="0 0 21600 21600" draw:type="rectangle" draw:enhanced-path="M 0 0 L 21600 0 21600 21600 0 21600 0 0 Z N"/></draw:custom-shape><draw:custom-shape text:anchor-type="paragraph" draw:z-index="7" draw:name="Forma 39" draw:style-name="gr13" draw:text-style-name="P93" svg:width="4.349cm" svg:height="1.086cm" svg:x="0cm" svg:y="0cm"><text:p text:style-name="P92"><text:span text:style-name="T37">clearUserData() </text:span></text:p><draw:enhanced-geometry svg:viewBox="0 0 21600 21600" draw:type="rectangle" draw:enhanced-path="M 0 0 L 21600 0 21600 21600 0 21600 0 0 Z N"/></draw:custom-shape><draw:custom-shape text:anchor-type="paragraph" draw:z-index="8" draw:name="Forma 40" draw:style-name="gr13" draw:text-style-name="P93" svg:width="4.349cm" svg:height="1.086cm" svg:x="0cm" svg:y="0cm"><text:p text:style-name="P92"><text:span text:style-name="T37">clearUserData() </text:span></text:p><draw:enhanced-geometry svg:viewBox="0 0 21600 21600" draw:type="rectangle" draw:enhanced-path="M 0 0 L 21600 0 21600 21600 0 21600 0 0 Z N"/></draw:custom-shape><draw:custom-shape text:anchor-type="paragraph" draw:z-index="9" draw:name="Forma 41" draw:style-name="gr13" draw:text-style-name="P93" svg:width="4.349cm" svg:height="1.086cm" svg:x="0cm" svg:y="0cm"><text:p text:style-name="P92"><text:span text:style-name="T37">clearUserData() </text:span></text:p><draw:enhanced-geometry svg:viewBox="0 0 21600 21600" draw:type="rectangle" draw:enhanced-path="M 0 0 L 21600 0 21600 21600 0 21600 0 0 Z N"/></draw:custom-shape><draw:custom-shape text:anchor-type="paragraph" draw:z-index="10" draw:name="Forma 42" draw:style-name="gr13" draw:text-style-name="P93" svg:width="4.349cm" svg:height="1.086cm" svg:x="0cm" svg:y="0cm"><text:p text:style-name="P92"><text:span text:style-name="T37">clearUserData() </text:span></text:p><draw:enhanced-geometry svg:viewBox="0 0 21600 21600" draw:type="rectangle" draw:enhanced-path="M 0 0 L 21600 0 21600 21600 0 21600 0 0 Z N"/></draw:custom-shape><draw:custom-shape text:anchor-type="paragraph" draw:z-index="11" draw:name="Forma 43" draw:style-name="gr13" draw:text-style-name="P93" svg:width="4.349cm" svg:height="1.086cm" svg:x="0cm" svg:y="0cm"><text:p text:style-name="P92"><text:span text:style-name="T37">clearUserData() </text:span></text:p><draw:enhanced-geometry svg:viewBox="0 0 21600 21600" draw:type="rectangle" draw:enhanced-path="M 0 0 L 21600 0 21600 21600 0 21600 0 0 Z N"/></draw:custom-shape><draw:custom-shape text:anchor-type="paragraph" draw:z-index="12" draw:name="Forma 44" draw:style-name="gr13" draw:text-style-name="P93" svg:width="4.349cm" svg:height="1.086cm" svg:x="0cm" svg:y="0cm"><text:p text:style-name="P92"><text:span text:style-name="T37">clearUserData() </text:span></text:p><draw:enhanced-geometry svg:viewBox="0 0 21600 21600" draw:type="rectangle" draw:enhanced-path="M 0 0 L 21600 0 21600 21600 0 21600 0 0 Z N"/></draw:custom-shape><draw:custom-shape text:anchor-type="paragraph" draw:z-index="13" draw:name="Forma 45" draw:style-name="gr13" draw:text-style-name="P93" svg:width="4.349cm" svg:height="1.086cm" svg:x="0cm" svg:y="0cm"><text:p text:style-name="P92"><text:span text:style-name="T37">clearUserData() </text:span></text:p><draw:enhanced-geometry svg:viewBox="0 0 21600 21600" draw:type="rectangle" draw:enhanced-path="M 0 0 L 21600 0 21600 21600 0 21600 0 0 Z N"/></draw:custom-shape><draw:custom-shape text:anchor-type="paragraph" draw:z-index="14" draw:name="Forma 46" draw:style-name="gr13" draw:text-style-name="P93" svg:width="4.349cm" svg:height="1.086cm" svg:x="0cm" svg:y="0cm"><text:p text:style-name="P92"><text:span text:style-name="T37">clearUserData() </text:span></text:p><draw:enhanced-geometry svg:viewBox="0 0 21600 21600" draw:type="rectangle" draw:enhanced-path="M 0 0 L 21600 0 21600 21600 0 21600 0 0 Z N"/></draw:custom-shape><draw:custom-shape text:anchor-type="paragraph" draw:z-index="15" draw:name="Forma 47" draw:style-name="gr13" draw:text-style-name="P93" svg:width="4.349cm" svg:height="1.086cm" svg:x="0cm" svg:y="0cm"><text:p text:style-name="P92"><text:span text:style-name="T37">clearUserData() </text:span></text:p><draw:enhanced-geometry svg:viewBox="0 0 21600 21600" draw:type="rectangle" draw:enhanced-path="M 0 0 L 21600 0 21600 21600 0 21600 0 0 Z N"/></draw:custom-shape><draw:custom-shape text:anchor-type="paragraph" draw:z-index="16" draw:name="Forma 48" draw:style-name="gr13" draw:text-style-name="P93" svg:width="4.349cm" svg:height="1.086cm" svg:x="0cm" svg:y="0cm"><text:p text:style-name="P92"><text:span text:style-name="T37">clearUserData() </text:span></text:p><draw:enhanced-geometry svg:viewBox="0 0 21600 21600" draw:type="rectangle" draw:enhanced-path="M 0 0 L 21600 0 21600 21600 0 21600 0 0 Z N"/></draw:custom-shape><draw:custom-shape text:anchor-type="paragraph" draw:z-index="17" draw:name="Forma 49" draw:style-name="gr13" draw:text-style-name="P93" svg:width="4.349cm" svg:height="1.086cm" svg:x="0cm" svg:y="0cm"><text:p text:style-name="P92"><text:span text:style-name="T37">clearUserData() </text:span></text:p><draw:enhanced-geometry svg:viewBox="0 0 21600 21600" draw:type="rectangle" draw:enhanced-path="M 0 0 L 21600 0 21600 21600 0 21600 0 0 Z N"/></draw:custom-shape><draw:custom-shape text:anchor-type="paragraph" draw:z-index="18" draw:name="Forma 50" draw:style-name="gr13" draw:text-style-name="P93" svg:width="4.349cm" svg:height="1.086cm" svg:x="0cm" svg:y="0cm"><text:p text:style-name="P92"><text:span text:style-name="T37">clearUserData() </text:span></text:p><draw:enhanced-geometry svg:viewBox="0 0 21600 21600" draw:type="rectangle" draw:enhanced-path="M 0 0 L 21600 0 21600 21600 0 21600 0 0 Z N"/></draw:custom-shape><draw:custom-shape text:anchor-type="paragraph" draw:z-index="19" draw:name="Forma 51" draw:style-name="gr13" draw:text-style-name="P93" svg:width="4.349cm" svg:height="1.086cm" svg:x="0cm" svg:y="0cm"><text:p text:style-name="P92"><text:span text:style-name="T37">clearUserData() </text:span></text:p><draw:enhanced-geometry svg:viewBox="0 0 21600 21600" draw:type="rectangle" draw:enhanced-path="M 0 0 L 21600 0 21600 21600 0 21600 0 0 Z N"/></draw:custom-shape><draw:custom-shape text:anchor-type="paragraph" draw:z-index="20" draw:name="Forma 52" draw:style-name="gr13" draw:text-style-name="P93" svg:width="4.349cm" svg:height="1.086cm" svg:x="0cm" svg:y="0cm"><text:p text:style-name="P92"><text:span text:style-name="T37">clearUserData() </text:span></text:p><draw:enhanced-geometry svg:viewBox="0 0 21600 21600" draw:type="rectangle" draw:enhanced-path="M 0 0 L 21600 0 21600 21600 0 21600 0 0 Z N"/></draw:custom-shape><draw:custom-shape text:anchor-type="paragraph" draw:z-index="23" draw:name="Forma 33" draw:style-name="gr10" draw:text-style-name="P93" svg:width="4.351cm" svg:height="0.687cm" svg:x="6.184cm" svg:y="-0.3cm"><text:p text:style-name="P92"><text:span text:style-name="T37">get senha value</text:span></text:p><draw:enhanced-geometry svg:viewBox="0 0 21600 21600" draw:type="rectangle" draw:enhanced-path="M 0 0 L 21600 0 21600 21600 0 21600 0 0 Z N"/></draw:custom-shape><draw:line text:anchor-type="paragraph" draw:z-index="76" draw:name="Linha horizontal 43" draw:style-name="gr1" draw:text-style-name="P82" svg:x1="13.919cm" svg:y1="0.25cm" svg:x2="13.919cm" svg:y2="1.645cm"><text:p/></draw:line><draw:line text:anchor-type="paragraph" draw:z-index="77" draw:name="Linha horizontal 44" draw:style-name="gr1" draw:text-style-name="P82" svg:x1="13.919cm" svg:y1="0.25cm" svg:x2="13.919cm" svg:y2="1.645cm"><text:p/></draw:line><draw:line text:anchor-type="paragraph" draw:z-index="78" draw:name="Linha horizontal 45" draw:style-name="gr1" draw:text-style-name="P82" svg:x1="13.919cm" svg:y1="0.25cm" svg:x2="13.919cm" svg:y2="1.645cm"><text:p/></draw:line><draw:line text:anchor-type="paragraph" draw:z-index="79" draw:name="Linha horizontal 46" draw:style-name="gr1" draw:text-style-name="P82" svg:x1="13.919cm" svg:y1="0.25cm" svg:x2="13.919cm" svg:y2="1.645cm"><text:p/></draw:line><draw:line text:anchor-type="paragraph" draw:z-index="80" draw:name="Linha horizontal 47" draw:style-name="gr1" draw:text-style-name="P82" svg:x1="8.408cm" svg:y1="0.386cm" svg:x2="8.408cm" svg:y2="0.975cm"><text:p/></draw:line></text:p>
      <text:p text:style-name="P11"><draw:line text:anchor-type="paragraph" draw:z-index="53" draw:name="Linha horizontal 27" draw:style-name="gr1" draw:text-style-name="P82" svg:x1="11.705cm" svg:y1="-0.337cm" svg:x2="11.705cm" svg:y2="0.409cm"><text:p/></draw:line><draw:custom-shape text:anchor-type="paragraph" draw:z-index="64" draw:name="Forma 34" draw:style-name="gr4" draw:text-style-name="P85" svg:width="1.763cm" svg:height="1.763cm" svg:x="15.538cm" svg:y="0.326cm"><text:p/><draw:enhanced-geometry svg:viewBox="0 0 21600 21600" draw:glue-points="10800 0 0 10800 10800 21600 21600 10800" draw:text-areas="5400 5400 16200 16200" draw:type="flowchart-decision" draw:enhanced-path="M 0 10800 L 10800 0 21600 10800 10800 21600 0 10800 Z N"/></draw:custom-shape><draw:custom-shape text:anchor-type="paragraph" draw:z-index="65" draw:name="Forma 35" draw:style-name="gr4" draw:text-style-name="P85" svg:width="1.763cm" svg:height="1.763cm" svg:x="17.485cm" svg:y="0.399cm"><text:p/><draw:enhanced-geometry svg:viewBox="0 0 21600 21600" draw:glue-points="10800 0 0 10800 10800 21600 21600 10800" draw:text-areas="5400 5400 16200 16200" draw:type="flowchart-decision" draw:enhanced-path="M 0 10800 L 10800 0 21600 10800 10800 21600 0 10800 Z N"/></draw:custom-shape><draw:custom-shape text:anchor-type="paragraph" draw:z-index="24" draw:name="Forma 56" draw:style-name="gr10" draw:text-style-name="P93" svg:width="4.351cm" svg:height="0.687cm" svg:x="6.276cm" svg:y="0.145cm"><text:p text:style-name="P92"><text:span text:style-name="T37">set login value</text:span></text:p><draw:enhanced-geometry svg:viewBox="0 0 21600 21600" draw:type="rectangle" draw:enhanced-path="M 0 0 L 21600 0 21600 21600 0 21600 0 0 Z N"/></draw:custom-shape></text:p>
      <text:p text:style-name="P11"><draw:line text:anchor-type="paragraph" draw:z-index="81" draw:name="Linha horizontal 48" draw:style-name="gr1" draw:text-style-name="P82" svg:x1="8.408cm" svg:y1="0.242cm" svg:x2="8.408cm" svg:y2="0.831cm"><text:p/></draw:line><text:soft-page-break/></text:p>
      <text:p text:style-name="P11"><draw:custom-shape text:anchor-type="paragraph" draw:z-index="25" draw:name="Forma 57" draw:style-name="gr10" draw:text-style-name="P93" svg:width="4.351cm" svg:height="0.687cm" svg:x="6.228cm" svg:y="0.266cm"><text:p text:style-name="P92"><text:span text:style-name="T37">set senha value</text:span></text:p><draw:enhanced-geometry svg:viewBox="0 0 21600 21600" draw:type="rectangle" draw:enhanced-path="M 0 0 L 21600 0 21600 21600 0 21600 0 0 Z N"/></draw:custom-shape></text:p>
      <text:p text:style-name="P11"><draw:custom-shape text:anchor-type="paragraph" draw:z-index="66" draw:name="Forma 36" draw:style-name="gr4" draw:text-style-name="P85" svg:width="1.763cm" svg:height="1.763cm" svg:x="17.029cm" svg:y="0.452cm"><text:p/><draw:enhanced-geometry svg:viewBox="0 0 21600 21600" draw:glue-points="10800 0 0 10800 10800 21600 21600 10800" draw:text-areas="5400 5400 16200 16200" draw:type="flowchart-decision" draw:enhanced-path="M 0 10800 L 10800 0 21600 10800 10800 21600 0 10800 Z N"/></draw:custom-shape><draw:custom-shape text:anchor-type="paragraph" draw:z-index="67" draw:name="Forma 37" draw:style-name="gr4" draw:text-style-name="P85" svg:width="1.763cm" svg:height="1.763cm" svg:x="14.984cm" svg:y="0.476cm"><text:p/><draw:enhanced-geometry svg:viewBox="0 0 21600 21600" draw:glue-points="10800 0 0 10800 10800 21600 21600 10800" draw:text-areas="5400 5400 16200 16200" draw:type="flowchart-decision" draw:enhanced-path="M 0 10800 L 10800 0 21600 10800 10800 21600 0 10800 Z N"/></draw:custom-shape></text:p>
      <text:p text:style-name="P15"><draw:frame text:anchor-type="paragraph" draw:z-index="69" draw:name="Quadro de texto 4" draw:style-name="gr3" draw:text-style-name="P84" svg:width="2.758cm" svg:height="0.786cm" svg:x="10.728cm" svg:y="0.072cm"><draw:text-box><text:p>Observable</text:p></draw:text-box></draw:frame><draw:custom-shape text:anchor-type="paragraph" draw:z-index="21" draw:name="Forma 53" draw:style-name="gr12" draw:text-style-name="P93" svg:width="4.349cm" svg:height="0.759cm" svg:x="1.083cm" svg:y="0.108cm"><text:p text:style-name="P92"><text:span text:style-name="T38">new</text:span><text:span text:style-name="T37"> FormGroup</text:span></text:p><draw:enhanced-geometry svg:viewBox="0 0 21600 21600" draw:type="rectangle" draw:enhanced-path="M 0 0 L 21600 0 21600 21600 0 21600 0 0 Z N"/></draw:custom-shape></text:p>
      <text:p text:style-name="P11"/>
      <text:p text:style-name="P11"><draw:line text:anchor-type="paragraph" draw:z-index="71" draw:name="Linha horizontal 39" draw:style-name="gr1" draw:text-style-name="P82" svg:x1="13.746cm" svg:y1="0.482cm" svg:x2="13.746cm" svg:y2="1.276cm"><text:p/></draw:line></text:p>
      <text:p text:style-name="P11"><draw:line text:anchor-type="paragraph" draw:z-index="68" draw:name="Linha horizontal 38" draw:style-name="gr1" draw:text-style-name="P82" svg:x1="12.689cm" svg:y1="0.229cm" svg:x2="12.689cm" svg:y2="1.023cm"><text:p/></draw:line></text:p>
      <text:p text:style-name="P11"/>
      <text:p text:style-name="P9"><draw:line text:anchor-type="paragraph" draw:z-index="63" draw:name="Linha horizontal 37" draw:style-name="gr1" draw:text-style-name="P82" svg:x1="9.229cm" svg:y1="0.159cm" svg:x2="12.524cm" svg:y2="0.159cm"><text:p/></draw:line><draw:custom-shape text:anchor-type="paragraph" draw:z-index="22" draw:name="Forma 54" draw:style-name="gr11" draw:text-style-name="P93" svg:width="4.349cm" svg:height="0.662cm" svg:x="-0.337cm" svg:y="0.219cm"><text:p text:style-name="P92"><text:span text:style-name="T37">setupLoginForm()</text:span></text:p><draw:enhanced-geometry svg:viewBox="0 0 21600 21600" draw:type="rectangle" draw:enhanced-path="M 0 0 L 21600 0 21600 21600 0 21600 0 0 Z N"/></draw:custom-shape></text:p>
      <text:p text:style-name="P9"/>
      <text:p text:style-name="P9"><draw:custom-shape text:anchor-type="paragraph" draw:z-index="70" draw:name="Forma 55" draw:style-name="gr2" draw:text-style-name="P83" svg:width="0.69cm" svg:height="0.736cm" svg:x="2.836cm" svg:y="0.26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draw:custom-shape text:anchor-type="paragraph" draw:z-index="40" draw:name="Forma 11" draw:style-name="gr6" draw:text-style-name="P85" svg:width="1.763cm" svg:height="1.763cm" svg:x="14.335cm" svg:y="0.351cm"><text:p/><draw:enhanced-geometry svg:viewBox="0 0 21600 21600" draw:glue-points="10800 0 0 10800 10800 21600 21600 10800" draw:text-areas="5400 5400 16200 16200" draw:type="flowchart-decision" draw:enhanced-path="M 0 10800 L 10800 0 21600 10800 10800 21600 0 10800 Z N"/></draw:custom-shape></text:p>
      <text:p text:style-name="P1"/>
      <text:h text:style-name="P53" text:outline-level="4"><text:bookmark-start text:name="__RefHeading___Toc355_3364186514"/><text:bookmark-end text:name="__RefHeading___Toc355_3364186514"/></text:h>
      <text:p text:style-name="P1"/>
      <text:h text:style-name="P50" text:outline-level="3"><text:bookmark-start text:name="__RefHeading___Toc555_3265166932"/>Tela de pacientes<text:bookmark-end text:name="__RefHeading___Toc555_3265166932"/></text:h>
      <text:p text:style-name="P4"/>
      <text:p text:style-name="P1">Etiam a bibendum lorem. Curabitur pulvinar tempus egestas. Sed ultrices erat et ornare pellentesque. Quisque venenatis aliquam laoreet. Morbi varius mi turpis, id dapibus mauris luctus vitae. Quisque nec vehicula tellus. Suspendisse vel tortor felis. Fusce sed nisi dapibus, fermentum diam eget, egestas velit. Fusce ultricies eleifend mauris, ut scelerisque erat varius non. Donec interdum dignissim nisi.</text:p>
      <text:p text:style-name="P1"/>
      <text:h text:style-name="P50" text:outline-level="3"><text:bookmark-start text:name="__RefHeading___Toc557_3265166932"/>Cadastro de pacientes<text:bookmark-end text:name="__RefHeading___Toc557_3265166932"/></text:h>
      <text:p text:style-name="P4"/>
      <text:p text:style-name="P1"><text:span text:style-name="T7">Funcionalidade para cadastrar um paciente no sistema</text:span>. <text:span text:style-name="T7">De forma básica o usuário Acessa a opção do menu principal “Novo Paciente”, o sistema exibirá um formulário para coletar os dados do novo paciente. Abaixo segue o fluxo em ordem.</text:span></text:p>
      <text:p text:style-name="P1"/>
      <text:p text:style-name="P1"/>
      <text:p text:style-name="P1"/>
      <text:p text:style-name="P1"/>
      <text:h text:style-name="P56" text:outline-level="4"><text:bookmark-start text:name="__RefHeading___Toc1708_3265166932"/>CSS<text:bookmark-end text:name="__RefHeading___Toc1708_3265166932"/></text:h>
      <text:p text:style-name="P29"/>
      <text:p text:style-name="P5">A estilização da página de login foi desenvolvida em três arquivos representando a responsividade da página em <text:span text:style-name="T10">‘style-big-responsive.scss’, ‘style-middle-responsive.scss’</text:span><text:span text:style-name="T13"> e </text:span><text:span text:style-name="T10">‘style-small-responsive.scss’</text:span><text:span text:style-name="T13">. O principal arquivo </text:span><text:span text:style-name="T10">‘style-big-responsive.scss’ </text:span><text:span text:style-name="T13">é o que contém </text:span><text:soft-page-break/><text:span text:style-name="T13">todas as configurações original e a partir dele conforme a responsividade as classes vão sendo ajustadas do </text:span><text:span text:style-name="T10">middle</text:span><text:span text:style-name="T13"> até o </text:span><text:span text:style-name="T10">small.</text:span></text:p>
      <text:p text:style-name="P19"/>
      <text:p text:style-name="P8"><text:span text:style-name="T12">Este componente inicia-se com a tag de formulario </text:span><text:span text:style-name="T10">&lt;form&gt;</text:span><text:span text:style-name="T12"> e, a partir dele o layout é distribuido com </text:span><text:span text:style-name="T10">&lt;div&gt;</text:span><text:span text:style-name="T12"> sendo a principal contendo a classe </text:span><text:span text:style-name="T10">container-fluid</text:span><text:span text:style-name="T12"> do Bootstrap, a partir dali o grid da página é distribuído em layout de </text:span><text:span text:style-name="T10">row </text:span><text:span text:style-name="T12">e </text:span><text:span text:style-name="T10">col</text:span><text:span text:style-name="T12"> do Bootstrap. Toda a estilização foi feita a mão utilizando pouquíssimas classes Bootstrap, por tanto será necessário fazer leitura de código css.</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Heading_20_4" text:outline-level="4"><text:bookmark-start text:name="__RefHeading___Toc1715_3265166932"/>Typescript<text:bookmark-end text:name="__RefHeading___Toc1715_3265166932"/></text:h>
      <text:p text:style-name="Text_20_body"/>
      <text:p text:style-name="P28"><text:span text:style-name="T2">O script da página trabalha com o </text:span><text:span text:style-name="T3">FormControl</text:span><text:span text:style-name="T4"> do angular para gerenciar os dados de login tendo os seus métodos getters utilizando </text:span><text:span text:style-name="T3">AbstractControl.</text:span></text:p>
      <text:p text:style-name="P21"/>
      <text:h text:style-name="P58" text:outline-level="5"><text:bookmark-start text:name="__RefHeading___Toc1725_3265166932"/>Metodo: ngOnInit<text:bookmark-end text:name="__RefHeading___Toc1725_3265166932"/></text:h>
      <text:list text:style-name="L6">
        <text:list-header>
          <text:p text:style-name="P62"/>
        </text:list-header>
      </text:list>
      <text:p text:style-name="P5">Método responsável pelo carregamento dos componentes da classe, segue adiante em tópicos a ordem de carregamento:</text:p>
      <text:p text:style-name="P5"/>
      <text:list text:style-name="L7">
        <text:list-item>
          <text:p text:style-name="P63">Carregamento do ngOnInit</text:p>
        </text:list-item>
      </text:list>
      <text:list text:style-name="L8">
        <text:list-item>
          <text:p text:style-name="P64"/>
        </text:list-item>
      </text:list>
      <text:p text:style-name="P5"/>
      <text:p text:style-name="P8"/>
      <text:p text:style-name="P21"><draw:line text:anchor-type="paragraph" draw:z-index="27" draw:name="Linha 1" draw:style-name="gr1" draw:text-style-name="P82" svg:x1="13.319cm" svg:y1="0.561cm" svg:x2="13.319cm" svg:y2="1.461cm"><text:p/></draw:line></text:p>
      <text:p text:style-name="P2"><draw:custom-shape text:anchor-type="paragraph" draw:z-index="29" draw:name="Forma 3" draw:style-name="gr8" draw:text-style-name="P89" svg:width="0.75cm" svg:height="0.777cm" svg:x="7.807cm" svg:y="0.333cm"><text:p/><draw:enhanced-geometry svg:viewBox="0 0 21600 21600" draw:glue-points="10800 0 3163 3163 0 10800 3163 18437 10800 21600 18437 18437 21600 10800 18437 3163" draw:text-areas="3180 3180 18420 18420" draw:type="flowchart-connector" draw:enhanced-path="U 10800 10800 10800 10800 0 360 Z N"/></draw:custom-shape></text:p>
      <text:p text:style-name="P2"><draw:line text:anchor-type="paragraph" draw:z-index="30" draw:name="Linha 3" draw:style-name="gr1" draw:text-style-name="P82" svg:x1="8.186cm" svg:y1="0.52cm" svg:x2="8.186cm" svg:y2="1.287cm"><text:p/></draw:line></text:p>
      <text:p text:style-name="P2"/>
      <text:p text:style-name="P2"><draw:custom-shape text:anchor-type="paragraph" draw:z-index="26" draw:name="Forma 1" draw:style-name="gr9" draw:text-style-name="P91" svg:width="4.128cm" svg:height="1.218cm" svg:x="6.017cm" svg:y="0.109cm"><text:p text:style-name="P90"><text:span text:style-name="T36">ngOnInit()</text:span></text:p><draw:enhanced-geometry svg:viewBox="0 0 21600 21600" draw:glue-points="10800 0 0 10800 10800 21600 21600 10800" draw:type="flowchart-process" draw:enhanced-path="M 0 0 L 21600 0 21600 21600 0 21600 0 0 Z N"/></draw:custom-shape></text:p>
      <text:p text:style-name="P2"><text:soft-page-break/></text:p>
      <text:p text:style-name="P2"/>
      <text:p text:style-name="P2"><draw:custom-shape text:anchor-type="paragraph" draw:z-index="28" draw:name="Forma 2" draw:style-name="gr9" draw:text-style-name="P91" svg:width="4.128cm" svg:height="1.218cm" svg:x="6.096cm" svg:y="0.538cm"><text:p text:style-name="P90"><text:span text:style-name="T36">getItem()</text:span></text:p><draw:enhanced-geometry svg:viewBox="0 0 21600 21600" draw:glue-points="10800 0 0 10800 10800 21600 21600 10800" draw:type="flowchart-process" draw:enhanced-path="M 0 0 L 21600 0 21600 21600 0 21600 0 0 Z N"/></draw:custom-shape></text:p>
      <text:p text:style-name="P2"/>
      <text:p text:style-name="P2"/>
      <text:p text:style-name="P2"/>
      <text:h text:style-name="P58" text:outline-level="5"><text:bookmark-start text:name="__RefHeading___Toc1822_3265166932"/>Metodo: onLogin<text:bookmark-end text:name="__RefHeading___Toc1822_3265166932"/></text:h>
      <text:p text:style-name="P2"/>
      <text:p text:style-name="P2"/>
      <text:h text:style-name="P56" text:outline-level="4"><text:bookmark-start text:name="__RefHeading___Toc1718_3265166932"/>SpringBoot – Java EE<text:bookmark-end text:name="__RefHeading___Toc1718_3265166932"/></text:h>
      <text:p text:style-name="P29"/>
      <text:p text:style-name="P2">Etiam a bibendum lorem. Curabitur pulvinar tempus egestas. Sed ultrices erat et ornare pellentesque. Quisque venenatis aliquam laoree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Mono" svg:font-family="FreeMono" style:font-family-generic="modern" style:font-pitch="fixed"/>
    <style:font-face style:name="FreeSans" svg:font-family="FreeSans" style:font-family-generic="swiss" style:font-pitch="variable"/>
    <style:font-face style:name="FreeSans1" svg:font-family="FreeSans" style:font-adornments="Itálico" style:font-family-generic="swiss" style:font-pitch="variable"/>
    <style:font-face style:name="FreeSans2" svg:font-family="FreeSans" style:font-adornments="Negrito" style:font-family-generic="swiss" style:font-pitch="variable"/>
    <style:font-face style:name="FreeSans3" svg:font-family="FreeSans" style:font-adornments="Negrito Itálico" style:font-family-generic="swiss" style:font-pitch="variable"/>
    <style:font-face style:name="FreeSans4" svg:font-family="FreeSans" style:font-adornments="Normal" style:font-family-generic="swiss" style:font-pitch="variable"/>
    <style:font-face style:name="Freemono" svg:font-family="Freemono" style:font-family-generic="modern" style:font-pitch="fixed"/>
    <style:font-face style:name="Freemono1" svg:font-family="Freemono" style:font-family-generic="moder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Mangal" svg:font-family="Mangal"/>
    <style:font-face style:name="Mangal1" svg:font-family="Mangal" style:font-family-generic="swiss" style:font-pitch="variable"/>
    <style:font-face style:name="Mangal2"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modern" style:font-pitch="variable"/>
    <style:font-face style:name="OpenSymbol" svg:font-family="OpenSymbol" style:font-charset="x-symbol"/>
    <style:font-face style:name="SimSun" svg:font-family="SimSun" style:font-family-generic="modern" style:font-pitch="variable"/>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SimSun1" style:font-size-asian="10.5pt" style:language-asian="zh" style:country-asian="CN" style:font-name-complex="Mang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US" style:letter-kerning="true" style:font-name-asian="SimSun1" style:font-size-asian="10.5pt" style:language-asian="zh" style:country-asian="CN" style:font-name-complex="Mang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2"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FreeSans4" fo:font-family="FreeSans" style:font-style-name="Normal" style:font-family-generic="swiss" style:font-pitch="variable" fo:font-size="15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FreeSans4" fo:font-family="FreeSans" style:font-style-name="Normal" style:font-family-generic="swiss" style:font-pitch="variable" fo:font-size="15pt"/>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text-properties style:font-name="FreeSans4" fo:font-family="FreeSans" style:font-style-name="Normal" style:font-family-generic="swiss" style:font-pitch="variable" fo:font-size="14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09cm" style:type="right" style:leader-style="dotted" style:leader-text="."/>
        </style:tab-stops>
      </style:paragraph-properties>
      <style:text-properties style:font-name="FreeSans4" fo:font-family="FreeSans" style:font-style-name="Normal" style:font-family-generic="swiss" style:font-pitch="variable" fo:font-size="13pt"/>
    </style:style>
    <style:style style:name="Frame_20_contents" style:display-name="Frame contents" style:family="paragraph" style:parent-style-name="Standard" style:class="extra"/>
    <style:style style:name="Drawing"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2cm" fo:margin-right="0cm" fo:text-indent="0cm" style:auto-text-indent="false">
        <style:tab-stops>
          <style:tab-stop style:position="15.589cm" style:type="right" style:leader-style="dotted" style:leader-text="."/>
        </style:tab-stops>
      </style:paragraph-properties>
      <style:text-properties style:font-name="FreeSans4" fo:font-family="FreeSans" style:font-style-name="Normal" style:font-family-generic="swiss" style:font-pitch="variable" fo:font-size="13p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style:font-name="FreeSans3" fo:font-family="FreeSans" style:font-style-name="Negrito Itálico" style:font-family-generic="swiss" style:font-pitch="variable" fo:font-size="12pt" fo:font-style="italic" fo:font-weight="600" style:font-size-asian="12pt" style:font-style-asian="italic" style:font-weight-asian="bold" style:font-size-complex="12pt" style:font-style-complex="italic" style:font-weight-complex="bold"/>
    </style:style>
    <style:style style:name="Contents_20_6" style:display-name="Contents 6" style:family="paragraph" style:parent-style-name="Index" style:class="index">
      <style:paragraph-properties fo:margin-left="2.499cm" fo:margin-right="0cm" fo:text-indent="0cm" style:auto-text-indent="false">
        <style:tab-stops>
          <style:tab-stop style:position="15.09cm" style:type="right" style:leader-style="dotted" style:leader-text="."/>
        </style:tab-stops>
      </style:paragraph-properties>
      <style:text-properties style:font-name="FreeSans1" fo:font-family="FreeSans" style:font-style-name="Itálico" style:font-family-generic="swiss" style:font-pitch="variable" fo:font-style="italic"/>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style:font-name="FreeSans2" fo:font-family="FreeSans" style:font-style-name="Negrito" style:font-family-generic="swiss" style:font-pitch="variable" fo:font-size="12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Contents_20_7" style:display-name="Contents 7" style:family="paragraph" style:parent-style-name="Index" style:class="index">
      <style:paragraph-properties fo:margin-left="3cm" fo:margin-right="0cm" fo:text-indent="0cm" style:auto-text-indent="false">
        <style:tab-stops>
          <style:tab-stop style:position="14.589cm" style:type="right" style:leader-style="dotted" style:leader-text="."/>
        </style:tab-stops>
      </style:paragraph-properties>
      <style:text-properties style:font-name="FreeSans4" fo:font-family="FreeSans" style:font-style-name="Normal"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text:style-name="Numbering_20_Symbols" loext:num-list-format="%6%." style:num-suffix="." style:num-format="I">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42.199cm" fo:page-height="33.0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5.0.3$Windows_X86_64 LibreOffice_project/c21113d003cd3efa8c53188764377a8272d9d6de</meta:generator>
    <dc:date>2024-10-24T17:45:51.532000000</dc:date>
    <meta:editing-duration>PT11H3M3S</meta:editing-duration>
    <meta:editing-cycles>10</meta:editing-cycles>
    <meta:document-statistic meta:table-count="0" meta:image-count="0" meta:object-count="0" meta:page-count="11" meta:paragraph-count="127" meta:word-count="1435" meta:character-count="9553" meta:non-whitespace-character-count="8131"/>
  </office:meta>
</office:document-meta>
</file>